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" svg:stroke-width="0.05cm" svg:stroke-color="#ff99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draw:stroke-dash="Dashed_20__28_var_29__20_1" svg:stroke-width="0.05cm" svg:stroke-color="#ff99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Dashed_20__28_var_29__20_1" svg:stroke-width="0.05cm" svg:stroke-color="#ff99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1" svg:stroke-width="0.05cm" svg:stroke-color="#ff99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1" svg:stroke-width="0.05cm" svg:stroke-color="#ff99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1" svg:stroke-width="0.05cm" svg:stroke-color="#ff99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ed_20__28_var_29__20_1" svg:stroke-width="0.05cm" svg:stroke-color="#ff99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12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1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7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8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19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0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8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9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9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9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9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9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10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10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draw:stroke-dash="Dashed_20__28_var_29__20_1" svg:stroke-width="0.1cm" svg:stroke-color="#006666" draw:marker-start="" draw:marker-start-width="0.435cm" draw:marker-start-center="false" draw:marker-end="Arrow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12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140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14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147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148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49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50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51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6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67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6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17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17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17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77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78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9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9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19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01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02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0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0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25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05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09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10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draw:stroke-dash="Dashed_20__28_var_29__20_1" svg:stroke-width="0.05cm" svg:stroke-color="#cc00cc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draw:stroke-dash="Dashed_20__28_var_29__20_1" svg:stroke-width="0.05cm" svg:stroke-color="#cc00cc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draw:stroke-dash="Dashed_20__28_var_29__20_1" svg:stroke-width="0.05cm" svg:stroke-color="#cc00cc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32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3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3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23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42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4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4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4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4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4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52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5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5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25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62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6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6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6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6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26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27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7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27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7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28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28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28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8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8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287" style:family="graphic" style:parent-style-name="standard" style:list-style-name="L1">
      <style:graphic-properties draw:stroke="solid" draw:stroke-dash="Dashed_20__28_var_29__20_1" svg:stroke-width="0.1cm" svg:stroke-color="#006666" draw:marker-start="" draw:marker-start-width="0.435cm" draw:marker-start-center="false" draw:marker-end="Arrow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none" draw:stroke-dash="Dashed_20__28_var_29__20_1" svg:stroke-width="0.05cm" svg:stroke-color="#3465a4" draw:marker-start="" draw:marker-start-width="0.28cm" draw:marker-start-center="false" draw:marker-end="" draw:marker-end-width="0.28cm" draw:marker-end-center="false" draw:fill="none" draw:fill-color="#729fcf" draw:textarea-horizontal-align="justify" fo:min-height="1.576cm" fo:padding-top="0.125cm" fo:padding-bottom="0.125cm" fo:padding-left="0.25cm" fo:padding-right="0.25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none" draw:stroke-dash="Dashed_20__28_var_29__20_1" svg:stroke-width="0.05cm" svg:stroke-color="#3465a4" draw:marker-start="" draw:marker-start-width="0.28cm" draw:marker-start-center="false" draw:marker-end="" draw:marker-end-width="0.28cm" draw:marker-end-center="false" draw:fill="none" draw:fill-color="#729fcf" draw:textarea-horizontal-align="justify" fo:min-height="1.103cm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draw:stroke-dash="Dashed_20__28_var_29__20_1" svg:stroke-width="0.1cm" svg:stroke-color="#006666" draw:marker-start="" draw:marker-start-width="0.435cm" draw:marker-start-center="false" draw:marker-end="Arrow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none" draw:stroke-dash="Dashed_20__28_var_29__20_1" svg:stroke-width="0.05cm" svg:stroke-color="#3465a4" draw:marker-start="" draw:marker-start-width="0.28cm" draw:marker-start-center="false" draw:marker-end="" draw:marker-end-width="0.28cm" draw:marker-end-center="false" draw:fill="none" draw:fill-color="#729fcf" draw:textarea-horizontal-align="justify" fo:min-height="1.103cm" fo:padding-top="0.125cm" fo:padding-bottom="0.125cm" fo:padding-left="0.25cm" fo:padding-right="0.25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none" draw:stroke-dash="Dashed_20__28_var_29__20_1" svg:stroke-width="0.05cm" svg:stroke-color="#3465a4" draw:marker-start="" draw:marker-start-width="0.28cm" draw:marker-start-center="false" draw:marker-end="" draw:marker-end-width="0.28cm" draw:marker-end-center="false" draw:fill="none" draw:fill-color="#729fcf" draw:textarea-horizontal-align="justify" fo:min-height="1.576cm" fo:padding-top="0.125cm" fo:padding-bottom="0.125cm" fo:padding-left="0.25cm" fo:padding-right="0.25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none" draw:stroke-dash="Dashed_20__28_var_29__20_1" svg:stroke-width="0.05cm" svg:stroke-color="#000000" draw:marker-start="" draw:marker-start-width="0.28cm" draw:marker-start-center="false" draw:marker-end="" draw:marker-end-width="0.28cm" draw:marker-end-center="false" draw:fill="none" draw:fill-color="#ffffff" draw:textarea-horizontal-align="left" draw:auto-grow-height="true" draw:auto-grow-width="true" fo:min-height="1.738cm" fo:min-width="5.422cm" fo:padding-top="0.125cm" fo:padding-bottom="0.125cm" fo:padding-left="0.25cm" fo:padding-right="0.25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dash" draw:stroke-dash="Fine_20_Dashed" svg:stroke-width="0.1cm" svg:stroke-color="#006666" draw:marker-start="" draw:marker-start-width="0.435cm" draw:marker-start-center="false" draw:marker-end="Arrow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none" draw:stroke-dash="Dashed_20__28_var_29__20_1" svg:stroke-width="0.05cm" svg:stroke-color="#3465a4" draw:marker-start="" draw:marker-start-width="0.28cm" draw:marker-start-center="false" draw:marker-end="" draw:marker-end-width="0.28cm" draw:marker-end-center="false" draw:fill="none" draw:fill-color="#729fcf" draw:textarea-horizontal-align="justify" fo:min-height="1.576cm" fo:padding-top="0.125cm" fo:padding-bottom="0.125cm" fo:padding-left="0.25cm" fo:padding-right="0.2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none" draw:stroke-dash="Dashed_20__28_var_29__20_1" svg:stroke-width="0.035cm" svg:stroke-color="#3465a4" draw:marker-start="" draw:marker-start-width="0.28cm" draw:marker-start-center="false" draw:marker-end="" draw:marker-end-width="0.28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draw:stroke-dash="Dashed_20__28_var_29__20_1" svg:stroke-width="0.05cm" svg:stroke-color="#000000" draw:marker-start="" draw:marker-start-width="0.28cm" draw:marker-start-center="false" draw:marker-end="Arrow" draw:marker-end-width="0.3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draw:stroke-dash="Dashed_20__28_var_29__20_1" svg:stroke-width="0.05cm" svg:stroke-color="#cc00cc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draw:stroke-dash="Dashed_20__28_var_29__20_1" svg:stroke-width="0.05cm" svg:stroke-color="#cc00cc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draw:stroke-dash="Dashed_20__28_var_29__20_1" svg:stroke-width="0.05cm" svg:stroke-color="#ff00ff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draw:stroke-dash="Dashed_20__28_var_29__20_1" svg:stroke-width="0.05cm" svg:stroke-color="#cc00cc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draw:stroke-dash="Dashed_20__28_var_29__20_1" svg:stroke-width="0.05cm" svg:stroke-color="#99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draw:stroke-dash="Dashed_20__28_var_29__20_1" svg:stroke-width="0.05cm" svg:stroke-color="#660066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35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35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5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35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36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36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6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67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368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36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37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37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7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37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384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38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86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387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388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8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80%"/>
    </style:style>
    <style:style style:name="gr38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39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39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39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39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40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40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40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40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5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40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40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41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7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70%"/>
    </style:style>
    <style:style style:name="gr41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7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70%"/>
    </style:style>
    <style:style style:name="gr41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41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424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2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20%"/>
    </style:style>
    <style:style style:name="gr425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4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40%"/>
    </style:style>
    <style:style style:name="gr426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427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7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70%"/>
    </style:style>
    <style:style style:name="gr428" style:family="graphic" style:parent-style-name="standard" style:list-style-name="L1">
      <style:graphic-properties draw:stroke="solid" draw:stroke-dash="Dashed_20__28_var_29__20_1" svg:stroke-width="0.05cm" svg:stroke-color="#ffffff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42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0000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draw:stroke-dash="Dashed_20__28_var_29__20_1" svg:stroke-width="0.05cm" svg:stroke-color="#009900" draw:marker-start="" draw:marker-start-width="0.28cm" draw:marker-start-center="false" draw:marker-end="" draw:marker-end-width="0.28cm" draw:marker-end-center="false" draw:fill="solid" draw:fill-color="#009900" draw:opacity="90%" draw:textarea-horizontal-align="justify" draw:textarea-vertical-align="middle" draw:auto-grow-height="false" fo:min-height="0.104cm" fo:min-width="0cm" fo:padding-top="0.125cm" fo:padding-bottom="0.125cm" fo:padding-left="0.25cm" fo:padding-right="0.25cm" draw:shadow="hidden" draw:shadow-offset-x="0.2cm" draw:shadow-offset-y="0.2cm" draw:shadow-color="#808080" draw:shadow-opacity="90%"/>
    </style:style>
    <style:style style:name="gr446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draw:stroke-dash="Dashed_20__28_var_29__20_1" svg:stroke-width="0.05cm" svg:stroke-color="#000099" draw:marker-start="" draw:marker-start-width="0.28cm" draw:marker-start-center="false" draw:marker-end="" draw:marker-end-width="0.28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dash" draw:stroke-dash="Fine_20_Dashed" svg:stroke-width="0.1cm" svg:stroke-color="#006666" draw:marker-start="" draw:marker-start-width="0.435cm" draw:marker-start-center="false" draw:marker-end="Arrow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dash" draw:stroke-dash="Fine_20_Dashed" svg:stroke-width="0.1cm" svg:stroke-color="#006666" draw:marker-start="" draw:marker-start-width="0.435cm" draw:marker-start-center="false" draw:marker-end="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dash" draw:stroke-dash="Fine_20_Dashed" svg:stroke-width="0.1cm" svg:stroke-color="#006666" draw:marker-start="" draw:marker-start-width="0.435cm" draw:marker-start-center="false" draw:marker-end="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draw:stroke-dash="Dashed_20__28_var_29__20_1" svg:stroke-width="0.1cm" svg:stroke-color="#006666" draw:marker-start="" draw:marker-start-width="0.435cm" draw:marker-start-center="false" draw:marker-end="Arrow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draw:stroke-dash="Dashed_20__28_var_29__20_1" svg:stroke-width="0.1cm" svg:stroke-color="#006666" draw:marker-start="" draw:marker-start-width="0.435cm" draw:marker-start-center="false" draw:marker-end="Arrow" draw:marker-end-width="0.455cm" draw:marker-end-center="false" svg:stroke-linecap="round" draw:fill="none" draw:fill-color="#729fcf" draw:fill-gradient-name="Gradient_20_2" draw:fill-hatch-name="Hatching_20_1" draw:fill-image-name="Bitmap_20_1" draw:textarea-horizontal-align="justify" draw:textarea-vertical-align="middle" fo:padding-top="0.15cm" fo:padding-bottom="0.15cm" fo:padding-left="0.275cm" fo:padding-right="0.275cm" draw:shadow="hidden" draw:shadow-offset-x="0.2cm" draw:shadow-offset-y="0.2cm" draw:shadow-color="#808080"/>
    </style:style>
    <style:style style:name="P1" style:family="paragraph">
      <loext:graphic-properties draw:fill="none" draw:fill-color="#729fcf" draw:fill-gradient-name="Gradient_20_2" draw:fill-hatch-name="Hatching_20_1" draw:fill-image-name="Bitmap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9900" draw:opacity="9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990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99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9900" draw:opacity="4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9900" draw:opacity="8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end" fo:text-indent="0cm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9900" draw:opacity="7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Nirmala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Nirmala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Nirmala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Nirmala U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25cm" svg:y1="13.25cm" svg:x2="10.25cm" svg:y2="13.25cm">
          <text:p/>
        </draw:line>
        <draw:line draw:style-name="gr2" draw:text-style-name="P1" draw:layer="layout" svg:x1="11.25cm" svg:y1="14.25cm" svg:x2="10.25cm" svg:y2="13.25cm">
          <text:p/>
        </draw:line>
        <draw:line draw:style-name="gr3" draw:text-style-name="P1" draw:layer="layout" svg:x1="11.25cm" svg:y1="16.25cm" svg:x2="10.25cm" svg:y2="15.25cm">
          <text:p/>
        </draw:line>
        <draw:line draw:style-name="gr4" draw:text-style-name="P1" draw:layer="layout" svg:x1="11.25cm" svg:y1="14.25cm" svg:x2="10.25cm" svg:y2="15.25cm">
          <text:p/>
        </draw:line>
        <draw:line draw:style-name="gr5" draw:text-style-name="P1" draw:layer="layout" svg:x1="12.25cm" svg:y1="14.75cm" svg:x2="12.25cm" svg:y2="15.75cm">
          <text:p/>
        </draw:line>
        <draw:line draw:style-name="gr6" draw:text-style-name="P1" draw:layer="layout" svg:x1="11.25cm" svg:y1="17.25cm" svg:x2="10.25cm" svg:y2="17.25cm">
          <text:p/>
        </draw:line>
        <draw:line draw:style-name="gr7" draw:text-style-name="P1" draw:layer="layout" svg:x1="11.25cm" svg:y1="16.25cm" svg:x2="10.25cm" svg:y2="17.25cm">
          <text:p/>
        </draw:line>
        <draw:line draw:style-name="gr8" draw:text-style-name="P1" draw:layer="layout" svg:x1="9.25cm" svg:y1="15.75cm" svg:x2="9.25cm" svg:y2="16.75cm">
          <text:p/>
        </draw:line>
        <draw:line draw:style-name="gr9" draw:text-style-name="P1" draw:layer="layout" svg:x1="9.25cm" svg:y1="14.75cm" svg:x2="9.25cm" svg:y2="13.75cm">
          <text:p/>
        </draw:line>
        <draw:line draw:style-name="gr10" draw:text-style-name="P1" draw:layer="layout" svg:x1="8.25cm" svg:y1="15.75cm" svg:x2="9.25cm" svg:y2="16.75cm">
          <text:p/>
        </draw:line>
        <draw:custom-shape draw:style-name="gr11" draw:text-style-name="P2" draw:layer="layout" svg:width="0.5cm" svg:height="0.5cm" svg:x="33.001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0.5cm" svg:height="0.5cm" svg:x="33.0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0.5cm" svg:height="0.5cm" svg:x="33.001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5cm" svg:height="0.5cm" svg:x="33.001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5cm" svg:height="0.5cm" svg:x="29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5cm" svg:height="0.5cm" svg:x="29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0.5cm" svg:height="0.5cm" svg:x="29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5cm" svg:height="0.5cm" svg:x="29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5cm" svg:height="0.5cm" svg:x="29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0.5cm" svg:height="0.5cm" svg:x="29.5cm" svg:y="15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xml:id="id2" draw:id="id2" draw:layer="layout" svg:width="0.001cm" svg:height="0.001cm" svg:x="32.843cm" svg:y="12.74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4" draw:id="id4" draw:layer="layout" svg:width="0.001cm" svg:height="0.001cm" svg:x="32.843cm" svg:y="14.74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xml:id="id5" draw:id="id5" draw:layer="layout" svg:width="0.001cm" svg:height="0.001cm" svg:x="32.843cm" svg:y="16.74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6" draw:id="id6" draw:layer="layout" svg:width="0.001cm" svg:height="0.001cm" svg:x="32.843cm" svg:y="18.74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9" draw:id="id9" draw:layer="layout" svg:width="0.001cm" svg:height="0.001cm" svg:x="30.142cm" svg:y="17.74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10" draw:id="id10" draw:layer="layout" svg:width="0.001cm" svg:height="0.001cm" svg:x="30.142cm" svg:y="16.74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xml:id="id8" draw:id="id8" draw:layer="layout" svg:width="0.001cm" svg:height="0.001cm" svg:x="30.142cm" svg:y="15.7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5" xml:id="id7" draw:id="id7" draw:layer="layout" svg:width="0.001cm" svg:height="0.001cm" svg:x="30.142cm" svg:y="14.74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5" xml:id="id3" draw:id="id3" draw:layer="layout" svg:width="0.001cm" svg:height="0.001cm" svg:x="30.142cm" svg:y="13.74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xml:id="id1" draw:id="id1" draw:layer="layout" svg:width="0.001cm" svg:height="0.001cm" svg:x="30.142cm" svg:y="12.74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xml:id="id21" draw:id="id21" draw:layer="layout" svg:width="0.001cm" svg:height="0.001cm" svg:x="29.342cm" svg:y="17.74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xml:id="id20" draw:id="id20" draw:layer="layout" svg:width="0.001cm" svg:height="0.001cm" svg:x="29.342cm" svg:y="16.74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xml:id="id18" draw:id="id18" draw:layer="layout" svg:width="0.001cm" svg:height="0.001cm" svg:x="29.342cm" svg:y="15.72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xml:id="id17" draw:id="id17" draw:layer="layout" svg:width="0.001cm" svg:height="0.001cm" svg:x="29.342cm" svg:y="14.74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xml:id="id14" draw:id="id14" draw:layer="layout" svg:width="0.001cm" svg:height="0.001cm" svg:x="29.342cm" svg:y="13.74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5" xml:id="id13" draw:id="id13" draw:layer="layout" svg:width="0.001cm" svg:height="0.001cm" svg:x="29.342cm" svg:y="12.74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1" draw:layer="layout" draw:type="line" svg:x1="30.144cm" svg:y1="12.743cm" svg:x2="32.845cm" svg:y2="12.743cm" draw:start-shape="id1" draw:start-glue-point="4" draw:end-shape="id2" draw:end-glue-point="4" svg:d="M30144 12743h2701" svg:viewBox="0 0 2702 1">
          <text:p/>
        </draw:connector>
        <draw:connector draw:style-name="gr38" draw:text-style-name="P1" draw:layer="layout" draw:type="line" svg:x1="30.144cm" svg:y1="13.743cm" svg:x2="32.845cm" svg:y2="14.744cm" draw:start-shape="id3" draw:start-glue-point="4" draw:end-shape="id4" draw:end-glue-point="4" svg:d="M30144 13743l2701 1001" svg:viewBox="0 0 2702 1002">
          <text:p/>
        </draw:connector>
        <draw:connector draw:style-name="gr39" draw:text-style-name="P1" draw:layer="layout" draw:type="line" svg:x1="30.144cm" svg:y1="12.743cm" svg:x2="32.845cm" svg:y2="16.744cm" draw:start-shape="id1" draw:start-glue-point="4" draw:end-shape="id5" draw:end-glue-point="4" svg:d="M30144 12743l2701 4001" svg:viewBox="0 0 2702 4002">
          <text:p/>
        </draw:connector>
        <draw:connector draw:style-name="gr40" draw:text-style-name="P1" draw:layer="layout" draw:type="line" svg:x1="30.144cm" svg:y1="13.743cm" svg:x2="32.845cm" svg:y2="12.743cm" draw:start-shape="id3" draw:start-glue-point="4" draw:end-shape="id2" draw:end-glue-point="4" svg:d="M30144 13743l2701-1000" svg:viewBox="0 0 2702 1001">
          <text:p/>
        </draw:connector>
        <draw:connector draw:style-name="gr41" draw:text-style-name="P1" draw:layer="layout" draw:type="line" svg:x1="30.144cm" svg:y1="12.743cm" svg:x2="32.845cm" svg:y2="14.744cm" draw:start-shape="id1" draw:start-glue-point="4" draw:end-shape="id4" draw:end-glue-point="4" svg:d="M30144 12743l2701 2001" svg:viewBox="0 0 2702 2002">
          <text:p/>
        </draw:connector>
        <draw:connector draw:style-name="gr42" draw:text-style-name="P1" draw:layer="layout" draw:type="line" svg:x1="30.144cm" svg:y1="13.743cm" svg:x2="32.845cm" svg:y2="18.744cm" draw:start-shape="id3" draw:start-glue-point="4" draw:end-shape="id6" draw:end-glue-point="4" svg:d="M30144 13743l2701 5001" svg:viewBox="0 0 2702 5002">
          <text:p/>
        </draw:connector>
        <draw:connector draw:style-name="gr43" draw:text-style-name="P1" draw:layer="layout" draw:type="line" svg:x1="30.144cm" svg:y1="14.743cm" svg:x2="32.845cm" svg:y2="12.743cm" draw:start-shape="id7" draw:start-glue-point="4" draw:end-shape="id2" draw:end-glue-point="4" svg:d="M30144 14743l2701-2000" svg:viewBox="0 0 2702 2001">
          <text:p/>
        </draw:connector>
        <draw:connector draw:style-name="gr44" draw:text-style-name="P1" draw:layer="layout" draw:type="line" svg:x1="30.144cm" svg:y1="15.724cm" svg:x2="32.845cm" svg:y2="14.744cm" draw:start-shape="id8" draw:start-glue-point="4" draw:end-shape="id4" draw:end-glue-point="4" svg:d="M30144 15724l2701-980" svg:viewBox="0 0 2702 981">
          <text:p/>
        </draw:connector>
        <draw:connector draw:style-name="gr45" draw:text-style-name="P1" draw:layer="layout" draw:type="line" svg:x1="30.144cm" svg:y1="14.743cm" svg:x2="32.845cm" svg:y2="14.744cm" draw:start-shape="id7" draw:start-glue-point="4" draw:end-shape="id4" draw:end-glue-point="4" svg:d="M30144 14743l2701 1" svg:viewBox="0 0 2702 2">
          <text:p/>
        </draw:connector>
        <draw:connector draw:style-name="gr46" draw:text-style-name="P1" draw:layer="layout" draw:type="line" svg:x1="30.144cm" svg:y1="15.724cm" svg:x2="32.845cm" svg:y2="16.744cm" draw:start-shape="id8" draw:start-glue-point="4" draw:end-shape="id5" draw:end-glue-point="4" svg:d="M30144 15724l2701 1020" svg:viewBox="0 0 2702 1021">
          <text:p/>
        </draw:connector>
        <draw:connector draw:style-name="gr47" draw:text-style-name="P1" draw:layer="layout" draw:type="line" svg:x1="30.144cm" svg:y1="14.743cm" svg:x2="32.845cm" svg:y2="16.744cm" draw:start-shape="id7" draw:start-glue-point="4" draw:end-shape="id5" draw:end-glue-point="4" svg:d="M30144 14743l2701 2001" svg:viewBox="0 0 2702 2002">
          <text:p/>
        </draw:connector>
        <draw:connector draw:style-name="gr48" draw:text-style-name="P1" draw:layer="layout" draw:type="line" svg:x1="30.144cm" svg:y1="17.744cm" svg:x2="32.845cm" svg:y2="18.744cm" draw:start-shape="id9" draw:start-glue-point="4" draw:end-shape="id6" draw:end-glue-point="4" svg:d="M30144 17744l2701 1000" svg:viewBox="0 0 2702 1001">
          <text:p/>
        </draw:connector>
        <draw:connector draw:style-name="gr49" draw:text-style-name="P1" draw:layer="layout" draw:type="line" svg:x1="30.144cm" svg:y1="17.744cm" svg:x2="32.845cm" svg:y2="16.744cm" draw:start-shape="id9" draw:start-glue-point="4" draw:end-shape="id5" draw:end-glue-point="4" svg:d="M30144 17744l2701-1000" svg:viewBox="0 0 2702 1001">
          <text:p/>
        </draw:connector>
        <draw:connector draw:style-name="gr50" draw:text-style-name="P1" draw:layer="layout" draw:type="line" svg:x1="30.144cm" svg:y1="17.744cm" svg:x2="32.845cm" svg:y2="14.744cm" draw:start-shape="id9" draw:start-glue-point="4" draw:end-shape="id4" draw:end-glue-point="4" svg:d="M30144 17744l2701-3000" svg:viewBox="0 0 2702 3001">
          <text:p/>
        </draw:connector>
        <draw:connector draw:style-name="gr51" draw:text-style-name="P1" draw:layer="layout" draw:type="line" svg:x1="30.144cm" svg:y1="16.743cm" svg:x2="32.845cm" svg:y2="18.744cm" draw:start-shape="id10" draw:start-glue-point="4" draw:end-shape="id6" draw:end-glue-point="4" svg:d="M30144 16743l2701 2001" svg:viewBox="0 0 2702 2002">
          <text:p/>
        </draw:connector>
        <draw:connector draw:style-name="gr52" draw:text-style-name="P1" draw:layer="layout" draw:type="line" svg:x1="32.845cm" svg:y1="16.744cm" svg:x2="30.144cm" svg:y2="16.743cm" draw:start-shape="id5" draw:start-glue-point="4" draw:end-shape="id10" draw:end-glue-point="4" svg:d="M32845 16744l-2701-1" svg:viewBox="0 0 2702 2">
          <text:p/>
        </draw:connector>
        <draw:connector draw:style-name="gr53" draw:text-style-name="P1" draw:layer="layout" draw:type="line" svg:x1="32.845cm" svg:y1="14.744cm" svg:x2="30.144cm" svg:y2="16.743cm" draw:start-shape="id4" draw:start-glue-point="4" draw:end-shape="id10" draw:end-glue-point="4" svg:d="M32845 14744l-2701 1999" svg:viewBox="0 0 2702 2000">
          <text:p/>
        </draw:connector>
        <draw:connector draw:style-name="gr54" draw:text-style-name="P1" draw:layer="layout" draw:type="line" svg:x1="30.144cm" svg:y1="15.724cm" svg:x2="32.845cm" svg:y2="18.744cm" draw:start-shape="id8" draw:start-glue-point="4" draw:end-shape="id6" draw:end-glue-point="4" svg:d="M30144 15724l2701 3020" svg:viewBox="0 0 2702 3021">
          <text:p/>
        </draw:connector>
        <draw:connector draw:style-name="gr55" draw:text-style-name="P1" draw:layer="layout" draw:type="line" svg:x1="30.144cm" svg:y1="15.724cm" svg:x2="32.845cm" svg:y2="12.743cm" draw:start-shape="id8" draw:start-glue-point="4" draw:end-shape="id2" draw:end-glue-point="4" svg:d="M30144 15724l2701-2981" svg:viewBox="0 0 2702 2982">
          <text:p/>
        </draw:connector>
        <draw:connector draw:style-name="gr56" draw:text-style-name="P1" draw:layer="layout" draw:type="line" svg:x1="30.144cm" svg:y1="12.743cm" svg:x2="32.845cm" svg:y2="18.744cm" draw:start-shape="id1" draw:start-glue-point="4" draw:end-shape="id6" draw:end-glue-point="4" svg:d="M30144 12743l2701 6001" svg:viewBox="0 0 2702 6002">
          <text:p/>
        </draw:connector>
        <draw:connector draw:style-name="gr57" draw:text-style-name="P1" draw:layer="layout" draw:type="line" svg:x1="30.144cm" svg:y1="13.743cm" svg:x2="32.845cm" svg:y2="16.744cm" draw:start-shape="id3" draw:start-glue-point="4" draw:end-shape="id5" draw:end-glue-point="4" svg:d="M30144 13743l2701 3001" svg:viewBox="0 0 2702 3002">
          <text:p/>
        </draw:connector>
        <draw:connector draw:style-name="gr58" draw:text-style-name="P1" draw:layer="layout" draw:type="line" svg:x1="30.144cm" svg:y1="14.743cm" svg:x2="32.845cm" svg:y2="18.744cm" draw:start-shape="id7" draw:start-glue-point="4" draw:end-shape="id6" draw:end-glue-point="4" svg:d="M30144 14743l2701 4001" svg:viewBox="0 0 2702 4002">
          <text:p/>
        </draw:connector>
        <draw:connector draw:style-name="gr59" draw:text-style-name="P1" draw:layer="layout" draw:type="line" svg:x1="30.144cm" svg:y1="16.743cm" svg:x2="32.845cm" svg:y2="12.743cm" draw:start-shape="id10" draw:start-glue-point="4" draw:end-shape="id2" draw:end-glue-point="4" svg:d="M30144 16743l2701-4000" svg:viewBox="0 0 2702 4001">
          <text:p/>
        </draw:connector>
        <draw:connector draw:style-name="gr60" draw:text-style-name="P1" draw:layer="layout" draw:type="line" svg:x1="30.144cm" svg:y1="18.745cm" svg:x2="32.845cm" svg:y2="12.743cm" draw:start-shape="id11" draw:start-glue-point="4" draw:end-shape="id2" draw:end-glue-point="4" svg:d="M30144 18745l2701-6002" svg:viewBox="0 0 2702 6003">
          <text:p/>
        </draw:connector>
        <draw:custom-shape draw:style-name="gr61" draw:text-style-name="P5" xml:id="id16" draw:id="id16" draw:layer="layout" svg:width="0.001cm" svg:height="0.001cm" svg:x="26.612cm" svg:y="13.71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" xml:id="id19" draw:id="id19" draw:layer="layout" svg:width="0.001cm" svg:height="0.001cm" svg:x="26.612cm" svg:y="16.71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" xml:id="id22" draw:id="id22" draw:layer="layout" svg:width="0.001cm" svg:height="0.001cm" svg:x="23.612cm" svg:y="15.21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1" draw:layer="layout" draw:type="line" svg:x1="27.016cm" svg:y1="14.116cm" svg:x2="29.344cm" svg:y2="12.743cm" draw:start-shape="id12" draw:start-glue-point="4" draw:end-shape="id13" draw:end-glue-point="4" svg:d="M27016 14116l2328-1373" svg:viewBox="0 0 2329 1374">
          <text:p/>
        </draw:connector>
        <draw:connector draw:style-name="gr65" draw:text-style-name="P1" draw:layer="layout" draw:type="line" svg:x1="29.344cm" svg:y1="13.743cm" svg:x2="27.016cm" svg:y2="14.116cm" draw:start-shape="id14" draw:start-glue-point="4" draw:end-shape="id12" draw:end-glue-point="4" svg:d="M29344 13743l-2328 373" svg:viewBox="0 0 2329 374">
          <text:p/>
        </draw:connector>
        <draw:connector draw:style-name="gr66" draw:text-style-name="P1" draw:layer="layout" draw:type="line" svg:x1="26.816cm" svg:y1="13.916cm" svg:x2="29.344cm" svg:y2="12.743cm" draw:start-shape="id15" draw:start-glue-point="4" draw:end-shape="id13" draw:end-glue-point="4" svg:d="M26816 13916l2528-1173" svg:viewBox="0 0 2529 1174">
          <text:p/>
        </draw:connector>
        <draw:connector draw:style-name="gr67" draw:text-style-name="P1" draw:layer="layout" draw:type="line" svg:x1="29.344cm" svg:y1="13.743cm" svg:x2="26.816cm" svg:y2="13.916cm" draw:start-shape="id14" draw:start-glue-point="4" draw:end-shape="id15" draw:end-glue-point="4" svg:d="M29344 13743l-2528 173" svg:viewBox="0 0 2529 174">
          <text:p/>
        </draw:connector>
        <draw:connector draw:style-name="gr68" draw:text-style-name="P1" draw:layer="layout" draw:type="line" svg:x1="26.614cm" svg:y1="13.713cm" svg:x2="29.344cm" svg:y2="12.743cm" draw:start-shape="id16" draw:start-glue-point="4" draw:end-shape="id13" draw:end-glue-point="4" svg:d="M26614 13713l2730-970" svg:viewBox="0 0 2731 971">
          <text:p/>
        </draw:connector>
        <draw:connector draw:style-name="gr69" draw:text-style-name="P1" draw:layer="layout" draw:type="line" svg:x1="29.344cm" svg:y1="14.743cm" svg:x2="27.016cm" svg:y2="14.116cm" draw:start-shape="id17" draw:start-glue-point="4" draw:end-shape="id12" draw:end-glue-point="4" svg:d="M29344 14743l-2328-627" svg:viewBox="0 0 2329 628">
          <text:p/>
        </draw:connector>
        <draw:connector draw:style-name="gr70" draw:text-style-name="P1" draw:layer="layout" draw:type="line" svg:x1="26.816cm" svg:y1="13.916cm" svg:x2="29.344cm" svg:y2="14.743cm" draw:start-shape="id15" draw:start-glue-point="4" draw:end-shape="id17" draw:end-glue-point="4" svg:d="M26816 13916l2528 827" svg:viewBox="0 0 2529 828">
          <text:p/>
        </draw:connector>
        <draw:connector draw:style-name="gr71" draw:text-style-name="P1" draw:layer="layout" draw:type="line" svg:x1="26.614cm" svg:y1="13.713cm" svg:x2="29.344cm" svg:y2="13.743cm" draw:start-shape="id16" draw:start-glue-point="4" draw:end-shape="id14" draw:end-glue-point="4" svg:d="M26614 13713l2730 30" svg:viewBox="0 0 2731 31">
          <text:p/>
        </draw:connector>
        <draw:connector draw:style-name="gr72" draw:text-style-name="P1" draw:layer="layout" draw:type="line" svg:x1="29.344cm" svg:y1="14.743cm" svg:x2="26.614cm" svg:y2="13.713cm" draw:start-shape="id17" draw:start-glue-point="4" draw:end-shape="id16" draw:end-glue-point="4" svg:d="M29344 14743l-2730-1030" svg:viewBox="0 0 2731 1031">
          <text:p/>
        </draw:connector>
        <draw:connector draw:style-name="gr73" draw:text-style-name="P1" draw:layer="layout" draw:type="line" svg:x1="29.344cm" svg:y1="15.724cm" svg:x2="27.016cm" svg:y2="14.116cm" draw:start-shape="id18" draw:start-glue-point="4" draw:end-shape="id12" draw:end-glue-point="4" svg:d="M29344 15724l-2328-1608" svg:viewBox="0 0 2329 1609">
          <text:p/>
        </draw:connector>
        <draw:connector draw:style-name="gr74" draw:text-style-name="P1" draw:layer="layout" draw:type="line" svg:x1="26.614cm" svg:y1="16.714cm" svg:x2="29.344cm" svg:y2="15.724cm" draw:start-shape="id19" draw:start-glue-point="4" draw:end-shape="id18" draw:end-glue-point="4" svg:d="M26614 16714l2730-990" svg:viewBox="0 0 2731 991">
          <text:p/>
        </draw:connector>
        <draw:connector draw:style-name="gr75" draw:text-style-name="P1" draw:layer="layout" draw:type="line" svg:x1="29.344cm" svg:y1="16.743cm" svg:x2="26.614cm" svg:y2="16.714cm" draw:start-shape="id20" draw:start-glue-point="4" draw:end-shape="id19" draw:end-glue-point="4" svg:d="M29344 16743l-2730-29" svg:viewBox="0 0 2731 30">
          <text:p/>
        </draw:connector>
        <draw:connector draw:style-name="gr76" draw:text-style-name="P1" draw:layer="layout" draw:type="line" svg:x1="29.344cm" svg:y1="17.744cm" svg:x2="26.614cm" svg:y2="16.714cm" draw:start-shape="id21" draw:start-glue-point="4" draw:end-shape="id19" draw:end-glue-point="4" svg:d="M29344 17744l-2730-1030" svg:viewBox="0 0 2731 1031">
          <text:p/>
        </draw:connector>
        <draw:connector draw:style-name="gr77" draw:text-style-name="P1" draw:layer="layout" draw:type="line" svg:x1="23.614cm" svg:y1="15.214cm" svg:x2="29.344cm" svg:y2="14.743cm" draw:start-shape="id22" draw:start-glue-point="4" draw:end-shape="id17" draw:end-glue-point="4" svg:d="M23614 15214l5730-471" svg:viewBox="0 0 5731 472">
          <text:p/>
        </draw:connector>
        <draw:connector draw:style-name="gr78" draw:text-style-name="P1" draw:layer="layout" draw:type="line" svg:x1="29.344cm" svg:y1="15.724cm" svg:x2="23.614cm" svg:y2="15.214cm" draw:start-shape="id18" draw:start-glue-point="4" draw:end-shape="id22" draw:end-glue-point="4" svg:d="M29344 15724l-5730-510" svg:viewBox="0 0 5731 511">
          <text:p/>
        </draw:connector>
        <draw:connector draw:style-name="gr79" draw:text-style-name="P1" draw:layer="layout" draw:type="line" svg:x1="29.344cm" svg:y1="16.743cm" svg:x2="23.614cm" svg:y2="15.214cm" draw:start-shape="id20" draw:start-glue-point="4" draw:end-shape="id22" draw:end-glue-point="4" svg:d="M29344 16743l-5730-1529" svg:viewBox="0 0 5731 1530">
          <text:p/>
        </draw:connector>
        <draw:connector draw:style-name="gr80" draw:text-style-name="P1" draw:layer="layout" draw:type="line" svg:x1="26.816cm" svg:y1="16.916cm" svg:x2="29.344cm" svg:y2="16.743cm" draw:start-shape="id23" draw:start-glue-point="4" draw:end-shape="id20" draw:end-glue-point="4" svg:d="M26816 16916l2528-173" svg:viewBox="0 0 2529 174">
          <text:p/>
        </draw:connector>
        <draw:connector draw:style-name="gr81" draw:text-style-name="P1" draw:layer="layout" draw:type="line" svg:x1="27.016cm" svg:y1="17.116cm" svg:x2="29.344cm" svg:y2="16.743cm" draw:start-shape="id24" draw:start-glue-point="4" draw:end-shape="id20" draw:end-glue-point="4" svg:d="M27016 17116l2328-373" svg:viewBox="0 0 2329 374">
          <text:p/>
        </draw:connector>
        <draw:connector draw:style-name="gr82" draw:text-style-name="P1" draw:layer="layout" draw:type="line" svg:x1="29.344cm" svg:y1="17.744cm" svg:x2="27.016cm" svg:y2="17.116cm" draw:start-shape="id21" draw:start-glue-point="4" draw:end-shape="id24" draw:end-glue-point="4" svg:d="M29344 17744l-2328-628" svg:viewBox="0 0 2329 629">
          <text:p/>
        </draw:connector>
        <draw:connector draw:style-name="gr83" draw:text-style-name="P1" draw:layer="layout" draw:type="line" svg:x1="29.344cm" svg:y1="17.744cm" svg:x2="26.816cm" svg:y2="16.916cm" draw:start-shape="id21" draw:start-glue-point="4" draw:end-shape="id23" draw:end-glue-point="4" svg:d="M29344 17744l-2528-828" svg:viewBox="0 0 2529 829">
          <text:p/>
        </draw:connector>
        <draw:line draw:style-name="gr84" draw:text-style-name="P1" draw:layer="layout" svg:x1="26.25cm" svg:y1="16.75cm" svg:x2="26.25cm" svg:y2="13.75cm">
          <text:p/>
        </draw:line>
        <draw:line draw:style-name="gr85" draw:text-style-name="P1" draw:layer="layout" svg:x1="23.25cm" svg:y1="15.25cm" svg:x2="26.25cm" svg:y2="16.75cm">
          <text:p/>
        </draw:line>
        <draw:line draw:style-name="gr86" draw:text-style-name="P1" draw:layer="layout" svg:x1="23.25cm" svg:y1="15.25cm" svg:x2="26.25cm" svg:y2="13.75cm">
          <text:p/>
        </draw:line>
        <draw:custom-shape draw:style-name="gr87" draw:text-style-name="P6" draw:layer="layout" svg:width="0.5cm" svg:height="0.5cm" svg:x="2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2" draw:layer="layout" svg:width="0.5cm" svg:height="0.5cm" svg:x="2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6" draw:layer="layout" svg:width="0.5cm" svg:height="0.5cm" svg:x="2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" draw:layer="layout" svg:width="0.5cm" svg:height="0.5cm" svg:x="2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6" draw:layer="layout" svg:width="0.5cm" svg:height="0.5cm" svg:x="23.20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4" draw:layer="layout" svg:width="0.5cm" svg:height="0.5cm" svg:x="23.20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6" draw:layer="layout" svg:width="0.5cm" svg:height="0.5cm" svg:x="23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7" draw:layer="layout" svg:width="0.5cm" svg:height="0.5cm" svg:x="23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6" draw:layer="layout" svg:width="0.5cm" svg:height="0.5cm" svg:x="2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3" draw:layer="layout" svg:width="0.5cm" svg:height="0.5cm" svg:x="2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6" draw:layer="layout" svg:width="0.5cm" svg:height="0.5cm" svg:x="2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3" draw:layer="layout" svg:width="0.5cm" svg:height="0.5cm" svg:x="26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6" draw:layer="layout" svg:width="0.5cm" svg:height="0.5cm" svg:x="26.2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" draw:layer="layout" svg:width="0.5cm" svg:height="0.5cm" svg:x="26.2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6" draw:layer="layout" svg:width="0.5cm" svg:height="0.5cm" svg:x="26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7" draw:layer="layout" svg:width="0.5cm" svg:height="0.5cm" svg:x="26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" draw:layer="layout" svg:width="0.5cm" svg:height="0.5cm" svg:x="26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3" draw:layer="layout" svg:width="0.5cm" svg:height="0.5cm" svg:x="26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6" draw:layer="layout" svg:width="0.5cm" svg:height="0.5cm" svg:x="26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3" draw:layer="layout" svg:width="0.5cm" svg:height="0.5cm" svg:x="26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6" draw:layer="layout" svg:width="0.5cm" svg:height="0.5cm" svg:x="26.201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3" draw:layer="layout" svg:width="0.5cm" svg:height="0.5cm" svg:x="26.201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6" draw:layer="layout" svg:width="0.5cm" svg:height="0.5cm" svg:x="26.4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1" draw:layer="layout" svg:x1="21cm" svg:y1="15.25cm" svg:x2="22.5cm" svg:y2="15.25cm">
          <text:p/>
        </draw:line>
        <draw:custom-shape draw:style-name="gr111" draw:text-style-name="P5" xml:id="id15" draw:id="id15" draw:layer="layout" svg:width="0.001cm" svg:height="0.001cm" svg:x="26.814cm" svg:y="13.91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5" xml:id="id12" draw:id="id12" draw:layer="layout" svg:width="0.001cm" svg:height="0.001cm" svg:x="27.014cm" svg:y="14.11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5" xml:id="id23" draw:id="id23" draw:layer="layout" svg:width="0.001cm" svg:height="0.001cm" svg:x="26.814cm" svg:y="16.91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5" xml:id="id24" draw:id="id24" draw:layer="layout" svg:width="0.001cm" svg:height="0.001cm" svg:x="27.014cm" svg:y="17.11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5" xml:id="id25" draw:id="id25" draw:layer="layout" svg:width="0.001cm" svg:height="0.001cm" svg:x="23.814cm" svg:y="15.41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5" xml:id="id26" draw:id="id26" draw:layer="layout" svg:width="0.001cm" svg:height="0.001cm" svg:x="24.014cm" svg:y="15.61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7" draw:text-style-name="P1" draw:layer="layout" draw:type="line" svg:x1="29.344cm" svg:y1="16.743cm" svg:x2="23.816cm" svg:y2="15.416cm" draw:start-shape="id20" draw:start-glue-point="4" draw:end-shape="id25" draw:end-glue-point="4" svg:d="M29344 16743l-5528-1327" svg:viewBox="0 0 5529 1328">
          <text:p/>
        </draw:connector>
        <draw:connector draw:style-name="gr118" draw:text-style-name="P1" draw:layer="layout" draw:type="line" svg:x1="29.344cm" svg:y1="16.743cm" svg:x2="24.016cm" svg:y2="15.617cm" draw:start-shape="id20" draw:start-glue-point="4" draw:end-shape="id26" draw:end-glue-point="4" svg:d="M29344 16743l-5328-1126" svg:viewBox="0 0 5329 1127">
          <text:p/>
        </draw:connector>
        <draw:connector draw:style-name="gr119" draw:text-style-name="P1" draw:layer="layout" draw:type="line" svg:x1="29.344cm" svg:y1="15.724cm" svg:x2="23.816cm" svg:y2="15.416cm" draw:start-shape="id18" draw:start-glue-point="4" draw:end-shape="id25" draw:end-glue-point="4" svg:d="M29344 15724l-5528-308" svg:viewBox="0 0 5529 309">
          <text:p/>
        </draw:connector>
        <draw:connector draw:style-name="gr120" draw:text-style-name="P1" draw:layer="layout" draw:type="line" svg:x1="29.344cm" svg:y1="15.724cm" svg:x2="24.016cm" svg:y2="15.617cm" draw:start-shape="id18" draw:start-glue-point="4" draw:end-shape="id26" draw:end-glue-point="4" svg:d="M29344 15724l-5328-107" svg:viewBox="0 0 5329 108">
          <text:p/>
        </draw:connector>
        <draw:connector draw:style-name="gr121" draw:text-style-name="P1" draw:layer="layout" draw:type="line" svg:x1="23.816cm" svg:y1="15.416cm" svg:x2="29.344cm" svg:y2="14.743cm" draw:start-shape="id25" draw:start-glue-point="4" draw:end-shape="id17" draw:end-glue-point="4" svg:d="M23816 15416l5528-673" svg:viewBox="0 0 5529 674">
          <text:p/>
        </draw:connector>
        <draw:connector draw:style-name="gr122" draw:text-style-name="P1" draw:layer="layout" draw:type="line" svg:x1="24.016cm" svg:y1="15.617cm" svg:x2="29.344cm" svg:y2="14.743cm" draw:start-shape="id26" draw:start-glue-point="4" draw:end-shape="id17" draw:end-glue-point="4" svg:d="M24016 15617l5328-874" svg:viewBox="0 0 5329 875">
          <text:p/>
        </draw:connector>
        <draw:connector draw:style-name="gr123" draw:text-style-name="P1" draw:layer="layout" draw:type="line" svg:x1="26.816cm" svg:y1="16.916cm" svg:x2="29.344cm" svg:y2="15.724cm" draw:start-shape="id23" draw:start-glue-point="4" draw:end-shape="id18" draw:end-glue-point="4" svg:d="M26816 16916l2528-1192" svg:viewBox="0 0 2529 1193">
          <text:p/>
        </draw:connector>
        <draw:connector draw:style-name="gr124" draw:text-style-name="P1" draw:layer="layout" draw:type="line" svg:x1="27.016cm" svg:y1="17.116cm" svg:x2="29.344cm" svg:y2="15.724cm" draw:start-shape="id24" draw:start-glue-point="4" draw:end-shape="id18" draw:end-glue-point="4" svg:d="M27016 17116l2328-1392" svg:viewBox="0 0 2329 1393">
          <text:p/>
        </draw:connector>
        <draw:custom-shape draw:style-name="gr125" draw:text-style-name="P2" draw:layer="layout" svg:width="0.5cm" svg:height="0.5cm" svg:x="26.4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6" draw:text-style-name="P1" draw:layer="layout" draw:type="line" svg:x1="29.344cm" svg:y1="15.724cm" svg:x2="26.816cm" svg:y2="13.916cm" draw:start-shape="id18" draw:start-glue-point="4" draw:end-shape="id15" draw:end-glue-point="4" svg:d="M29344 15724l-2528-1808" svg:viewBox="0 0 2529 1809">
          <text:p/>
        </draw:connector>
        <draw:connector draw:style-name="gr127" draw:text-style-name="P1" draw:layer="layout" draw:type="line" svg:x1="29.344cm" svg:y1="15.724cm" svg:x2="26.614cm" svg:y2="13.713cm" draw:start-shape="id18" draw:start-glue-point="4" draw:end-shape="id16" draw:end-glue-point="4" svg:d="M29344 15724l-2730-2011" svg:viewBox="0 0 2731 2012">
          <text:p/>
        </draw:connector>
        <draw:line draw:style-name="gr128" draw:text-style-name="P1" draw:layer="layout" svg:x1="9.25cm" svg:y1="15.75cm" svg:x2="9.25cm" svg:y2="14.75cm">
          <text:p/>
        </draw:line>
        <draw:line draw:style-name="gr129" draw:text-style-name="P1" draw:layer="layout" svg:x1="9.25cm" svg:y1="15.75cm" svg:x2="9.25cm" svg:y2="14.75cm">
          <text:p/>
        </draw:line>
        <draw:line draw:style-name="gr130" draw:text-style-name="P1" draw:layer="layout" svg:x1="10.25cm" svg:y1="13.25cm" svg:x2="9.25cm" svg:y2="13.75cm">
          <text:p/>
        </draw:line>
        <draw:line draw:style-name="gr131" draw:text-style-name="P1" draw:layer="layout" svg:x1="10.3cm" svg:y1="15.25cm" svg:x2="9.25cm" svg:y2="15.75cm">
          <text:p/>
        </draw:line>
        <draw:line draw:style-name="gr132" draw:text-style-name="P1" draw:layer="layout" svg:x1="9.25cm" svg:y1="14.75cm" svg:x2="10.3cm" svg:y2="15.25cm">
          <text:p/>
        </draw:line>
        <draw:line draw:style-name="gr133" draw:text-style-name="P1" draw:layer="layout" svg:x1="8.25cm" svg:y1="14.75cm" svg:x2="8.25cm" svg:y2="15.75cm">
          <text:p/>
        </draw:line>
        <draw:line draw:style-name="gr134" draw:text-style-name="P1" draw:layer="layout" svg:x1="8.25cm" svg:y1="14.75cm" svg:x2="9.25cm" svg:y2="13.75cm">
          <text:p/>
        </draw:line>
        <draw:line draw:style-name="gr135" draw:text-style-name="P1" draw:layer="layout" svg:x1="8.25cm" svg:y1="15.75cm" svg:x2="9.25cm" svg:y2="15.75cm">
          <text:p/>
        </draw:line>
        <draw:line draw:style-name="gr136" draw:text-style-name="P1" draw:layer="layout" svg:x1="9.25cm" svg:y1="14.75cm" svg:x2="8.25cm" svg:y2="14.75cm">
          <text:p/>
        </draw:line>
        <draw:custom-shape draw:style-name="gr137" draw:text-style-name="P6" draw:layer="layout" svg:width="0.5cm" svg:height="0.5cm" svg:x="8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6" draw:layer="layout" svg:width="0.5cm" svg:height="0.5cm" svg:x="8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8" draw:layer="layout" svg:width="0.5cm" svg:height="0.5cm" svg:x="8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8" draw:layer="layout" svg:width="0.5cm" svg:height="0.5cm" svg:x="8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" draw:layer="layout" svg:width="0.5cm" svg:height="0.5cm" svg:x="9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2" draw:text-style-name="P6" draw:layer="layout" svg:width="0.5cm" svg:height="0.5cm" svg:x="1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6" draw:layer="layout" svg:width="0.5cm" svg:height="0.5cm" svg:x="9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6" draw:layer="layout" svg:width="0.5cm" svg:height="0.5cm" svg:x="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6" draw:layer="layout" svg:width="0.5cm" svg:height="0.5cm" svg:x="10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8" draw:layer="layout" svg:width="0.5cm" svg:height="0.5cm" svg:x="10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8" draw:layer="layout" svg:width="0.5cm" svg:height="0.5cm" svg:x="9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3" draw:layer="layout" svg:width="0.5cm" svg:height="0.5cm" svg:x="9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3" draw:layer="layout" svg:width="0.5cm" svg:height="0.5cm" svg:x="10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3" draw:layer="layout" svg:width="0.5cm" svg:height="0.5cm" svg:x="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1" draw:text-style-name="P1" draw:layer="layout" svg:x1="12.25cm" svg:y1="13.75cm" svg:x2="12.25cm" svg:y2="12.75cm">
          <text:p/>
        </draw:line>
        <draw:line draw:style-name="gr152" draw:text-style-name="P1" draw:layer="layout" svg:x1="12.25cm" svg:y1="14.8cm" svg:x2="12.25cm" svg:y2="13.75cm">
          <text:p/>
        </draw:line>
        <draw:line draw:style-name="gr153" draw:text-style-name="P1" draw:layer="layout" svg:x1="11.25cm" svg:y1="13.25cm" svg:x2="12.25cm" svg:y2="12.75cm">
          <text:p/>
        </draw:line>
        <draw:line draw:style-name="gr154" draw:text-style-name="P1" draw:layer="layout" svg:x1="11.25cm" svg:y1="13.25cm" svg:x2="12.25cm" svg:y2="13.75cm">
          <text:p/>
        </draw:line>
        <draw:line draw:style-name="gr155" draw:text-style-name="P1" draw:layer="layout" svg:x1="12.25cm" svg:y1="14.75cm" svg:x2="11.25cm" svg:y2="14.25cm">
          <text:p/>
        </draw:line>
        <draw:line draw:style-name="gr156" draw:text-style-name="P1" draw:layer="layout" svg:x1="13.25cm" svg:y1="13.75cm" svg:x2="13.25cm" svg:y2="14.75cm">
          <text:p/>
        </draw:line>
        <draw:line draw:style-name="gr157" draw:text-style-name="P1" draw:layer="layout" svg:x1="13.25cm" svg:y1="13.75cm" svg:x2="12.2cm" svg:y2="12.75cm">
          <text:p/>
        </draw:line>
        <draw:line draw:style-name="gr158" draw:text-style-name="P1" draw:layer="layout" svg:x1="13.25cm" svg:y1="14.75cm" svg:x2="12.25cm" svg:y2="14.75cm">
          <text:p/>
        </draw:line>
        <draw:line draw:style-name="gr159" draw:text-style-name="P1" draw:layer="layout" svg:x1="12.25cm" svg:y1="13.75cm" svg:x2="13.25cm" svg:y2="13.75cm">
          <text:p/>
        </draw:line>
        <draw:line draw:style-name="gr160" draw:text-style-name="P1" draw:layer="layout" svg:x1="14.25cm" svg:y1="14.25cm" svg:x2="13.25cm" svg:y2="13.75cm">
          <text:p/>
        </draw:line>
        <draw:line draw:style-name="gr161" draw:text-style-name="P1" draw:layer="layout" svg:x1="14.25cm" svg:y1="14.25cm" svg:x2="13.25cm" svg:y2="14.75cm">
          <text:p/>
        </draw:line>
        <draw:custom-shape draw:style-name="gr162" draw:text-style-name="P6" draw:layer="layout" svg:width="0.5cm" svg:height="0.5cm" svg:x="14cm" svg:y="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3" draw:text-style-name="P6" draw:layer="layout" svg:width="0.5cm" svg:height="0.5cm" svg:x="13cm" svg:y="14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6" draw:layer="layout" svg:width="0.5cm" svg:height="0.5cm" svg:x="13cm" svg:y="1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4" draw:layer="layout" svg:width="0.5cm" svg:height="0.5cm" svg:x="13cm" svg:y="1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6" draw:text-style-name="P4" draw:layer="layout" svg:width="0.5cm" svg:height="0.5cm" svg:x="13cm" svg:y="14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4" draw:layer="layout" svg:width="0.5cm" svg:height="0.5cm" svg:x="14cm" svg:y="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" draw:layer="layout" svg:width="0.5cm" svg:height="0.5cm" svg:x="12cm" svg:y="1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6" draw:layer="layout" svg:width="0.5cm" svg:height="0.5cm" svg:x="12cm" svg:y="12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6" draw:layer="layout" svg:width="0.5cm" svg:height="0.5cm" svg:x="11cm" svg:y="1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1" draw:text-style-name="P6" draw:layer="layout" svg:width="0.5cm" svg:height="0.5cm" svg:x="12cm" svg:y="14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2" draw:text-style-name="P6" draw:layer="layout" svg:width="0.5cm" svg:height="0.5cm" svg:x="11cm" svg:y="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8" draw:layer="layout" svg:width="0.5cm" svg:height="0.5cm" svg:x="12cm" svg:y="12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8" draw:layer="layout" svg:width="0.5cm" svg:height="0.5cm" svg:x="11cm" svg:y="1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8" draw:layer="layout" svg:width="0.5cm" svg:height="0.5cm" svg:x="12cm" svg:y="13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6" draw:text-style-name="P3" draw:layer="layout" svg:width="0.5cm" svg:height="0.5cm" svg:x="12cm" svg:y="14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7" draw:text-style-name="P3" draw:layer="layout" svg:width="0.5cm" svg:height="0.5cm" svg:x="11cm" svg:y="1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8" draw:text-style-name="P1" draw:layer="layout" svg:x1="13.25cm" svg:y1="16.75cm" svg:x2="12.25cm" svg:y2="17.75cm">
          <text:p/>
        </draw:line>
        <draw:line draw:style-name="gr179" draw:text-style-name="P1" draw:layer="layout" svg:x1="12.25cm" svg:y1="17.75cm" svg:x2="12.25cm" svg:y2="16.75cm">
          <text:p/>
        </draw:line>
        <draw:line draw:style-name="gr180" draw:text-style-name="P1" draw:layer="layout" svg:x1="12.25cm" svg:y1="17.75cm" svg:x2="12.25cm" svg:y2="15.75cm">
          <text:p/>
        </draw:line>
        <draw:line draw:style-name="gr181" draw:text-style-name="P1" draw:layer="layout" svg:x1="11.25cm" svg:y1="16.25cm" svg:x2="12.25cm" svg:y2="15.75cm">
          <text:p/>
        </draw:line>
        <draw:line draw:style-name="gr182" draw:text-style-name="P1" draw:layer="layout" svg:x1="11.2cm" svg:y1="17.25cm" svg:x2="12.25cm" svg:y2="17.75cm">
          <text:p/>
        </draw:line>
        <draw:line draw:style-name="gr183" draw:text-style-name="P1" draw:layer="layout" svg:x1="12.25cm" svg:y1="16.75cm" svg:x2="11.2cm" svg:y2="17.25cm">
          <text:p/>
        </draw:line>
        <draw:line draw:style-name="gr184" draw:text-style-name="P1" draw:layer="layout" svg:x1="13.25cm" svg:y1="15.75cm" svg:x2="13.25cm" svg:y2="16.75cm">
          <text:p/>
        </draw:line>
        <draw:line draw:style-name="gr185" draw:text-style-name="P1" draw:layer="layout" svg:x1="13.25cm" svg:y1="16.75cm" svg:x2="12.25cm" svg:y2="16.75cm">
          <text:p/>
        </draw:line>
        <draw:line draw:style-name="gr186" draw:text-style-name="P1" draw:layer="layout" svg:x1="12.25cm" svg:y1="15.75cm" svg:x2="13.25cm" svg:y2="15.75cm">
          <text:p/>
        </draw:line>
        <draw:line draw:style-name="gr187" draw:text-style-name="P1" draw:layer="layout" svg:x1="14.25cm" svg:y1="16.25cm" svg:x2="13.25cm" svg:y2="15.75cm">
          <text:p/>
        </draw:line>
        <draw:line draw:style-name="gr188" draw:text-style-name="P1" draw:layer="layout" svg:x1="14.25cm" svg:y1="16.25cm" svg:x2="13.25cm" svg:y2="16.75cm">
          <text:p/>
        </draw:line>
        <draw:custom-shape draw:style-name="gr189" draw:text-style-name="P6" draw:layer="layout" svg:width="0.5cm" svg:height="0.5cm" svg:x="14cm" svg:y="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6" draw:layer="layout" svg:width="0.5cm" svg:height="0.5cm" svg:x="13cm" svg:y="16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6" draw:layer="layout" svg:width="0.5cm" svg:height="0.5cm" svg:x="13cm" svg:y="1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2" draw:text-style-name="P4" draw:layer="layout" svg:width="0.5cm" svg:height="0.5cm" svg:x="13cm" svg:y="1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4" draw:layer="layout" svg:width="0.5cm" svg:height="0.5cm" svg:x="13cm" svg:y="16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4" draw:layer="layout" svg:width="0.5cm" svg:height="0.5cm" svg:x="14cm" svg:y="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6" draw:layer="layout" svg:width="0.5cm" svg:height="0.5cm" svg:x="12cm" svg:y="1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6" draw:layer="layout" svg:width="0.5cm" svg:height="0.5cm" svg:x="11cm" svg:y="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7" draw:text-style-name="P6" draw:layer="layout" svg:width="0.5cm" svg:height="0.5cm" svg:x="12cm" svg:y="16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8" draw:text-style-name="P6" draw:layer="layout" svg:width="0.5cm" svg:height="0.5cm" svg:x="12cm" svg:y="17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9" draw:text-style-name="P6" draw:layer="layout" svg:width="0.5cm" svg:height="0.5cm" svg:x="11cm" svg:y="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3" draw:layer="layout" svg:width="0.5cm" svg:height="0.5cm" svg:x="11cm" svg:y="1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1" draw:text-style-name="P3" draw:layer="layout" svg:width="0.5cm" svg:height="0.5cm" svg:x="12cm" svg:y="1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8" draw:layer="layout" svg:width="0.5cm" svg:height="0.5cm" svg:x="12cm" svg:y="16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8" draw:layer="layout" svg:width="0.5cm" svg:height="0.5cm" svg:x="11cm" svg:y="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8" draw:layer="layout" svg:width="0.5cm" svg:height="0.5cm" svg:x="12cm" svg:y="17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5" draw:text-style-name="P1" draw:layer="layout" svg:x1="10.25cm" svg:y1="17.25cm" svg:x2="9.25cm" svg:y2="16.75cm">
          <text:p/>
        </draw:line>
        <draw:custom-shape draw:style-name="gr206" draw:text-style-name="P6" draw:layer="layout" svg:width="0.5cm" svg:height="0.5cm" svg:x="9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7" draw:text-style-name="P6" draw:layer="layout" svg:width="0.5cm" svg:height="0.5cm" svg:x="10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" draw:layer="layout" svg:width="0.5cm" svg:height="0.5cm" svg:x="9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8" draw:layer="layout" svg:width="0.5cm" svg:height="0.5cm" svg:x="10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0" draw:text-style-name="P1" draw:layer="layout" svg:x1="19.75cm" svg:y1="14.25cm" svg:x2="19.75cm" svg:y2="13.25cm">
          <text:p/>
        </draw:line>
        <draw:line draw:style-name="gr211" draw:text-style-name="P1" draw:layer="layout" svg:x1="19.75cm" svg:y1="17.25cm" svg:x2="19.75cm" svg:y2="16.25cm">
          <text:p/>
        </draw:line>
        <draw:line draw:style-name="gr212" draw:text-style-name="P1" draw:layer="layout" svg:x1="19.75cm" svg:y1="16.25cm" svg:x2="19.75cm" svg:y2="14.25cm">
          <text:p/>
        </draw:line>
        <draw:line draw:style-name="gr213" draw:text-style-name="P1" draw:layer="layout" svg:x1="20.75cm" svg:y1="13.75cm" svg:x2="19.75cm" svg:y2="13.25cm">
          <text:p/>
        </draw:line>
        <draw:line draw:style-name="gr214" draw:text-style-name="P1" draw:layer="layout" svg:x1="20.75cm" svg:y1="13.75cm" svg:x2="19.75cm" svg:y2="14.25cm">
          <text:p/>
        </draw:line>
        <draw:line draw:style-name="gr215" draw:text-style-name="P1" draw:layer="layout" svg:x1="20.8cm" svg:y1="16.75cm" svg:x2="19.75cm" svg:y2="17.25cm">
          <text:p/>
        </draw:line>
        <draw:line draw:style-name="gr216" draw:text-style-name="P1" draw:layer="layout" svg:x1="19.75cm" svg:y1="16.25cm" svg:x2="20.8cm" svg:y2="16.75cm">
          <text:p/>
        </draw:line>
        <draw:line draw:style-name="gr217" draw:text-style-name="P1" draw:layer="layout" svg:x1="17.75cm" svg:y1="14.25cm" svg:x2="17.75cm" svg:y2="16.25cm">
          <text:p/>
        </draw:line>
        <draw:line draw:style-name="gr218" draw:text-style-name="P1" draw:layer="layout" svg:x1="17.75cm" svg:y1="14.25cm" svg:x2="19.8cm" svg:y2="13.25cm">
          <text:p/>
        </draw:line>
        <draw:line draw:style-name="gr219" draw:text-style-name="P1" draw:layer="layout" svg:x1="17.75cm" svg:y1="15.25cm" svg:x2="19.75cm" svg:y2="16.25cm">
          <text:p/>
        </draw:line>
        <draw:line draw:style-name="gr220" draw:text-style-name="P1" draw:layer="layout" svg:x1="17.75cm" svg:y1="16.25cm" svg:x2="19.75cm" svg:y2="17.25cm">
          <text:p/>
        </draw:line>
        <draw:line draw:style-name="gr221" draw:text-style-name="P1" draw:layer="layout" svg:x1="19.75cm" svg:y1="14.25cm" svg:x2="17.75cm" svg:y2="14.25cm">
          <text:p/>
        </draw:line>
        <draw:line draw:style-name="gr222" draw:text-style-name="P1" draw:layer="layout" svg:x1="17.75cm" svg:y1="16.25cm" svg:x2="19.75cm" svg:y2="16.25cm">
          <text:p/>
        </draw:line>
        <draw:line draw:style-name="gr223" draw:text-style-name="P1" draw:layer="layout" svg:x1="17.75cm" svg:y1="15.25cm" svg:x2="19.75cm" svg:y2="14.25cm">
          <text:p/>
        </draw:line>
        <draw:line draw:style-name="gr224" draw:text-style-name="P1" draw:layer="layout" svg:x1="16.75cm" svg:y1="15.25cm" svg:x2="17.75cm" svg:y2="14.25cm">
          <text:p/>
        </draw:line>
        <draw:line draw:style-name="gr225" draw:text-style-name="P1" draw:layer="layout" svg:x1="16.75cm" svg:y1="15.25cm" svg:x2="17.75cm" svg:y2="15.25cm">
          <text:p/>
        </draw:line>
        <draw:line draw:style-name="gr226" draw:text-style-name="P1" draw:layer="layout" svg:x1="16.75cm" svg:y1="15.25cm" svg:x2="17.75cm" svg:y2="16.25cm">
          <text:p/>
        </draw:line>
        <draw:custom-shape draw:style-name="gr227" draw:text-style-name="P6" draw:layer="layout" svg:width="0.5cm" svg:height="0.5cm" svg:x="16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6" draw:layer="layout" svg:width="0.5cm" svg:height="0.5cm" svg:x="17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9" draw:text-style-name="P6" draw:layer="layout" svg:width="0.5cm" svg:height="0.5cm" svg:x="17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0" draw:text-style-name="P6" draw:layer="layout" svg:width="0.5cm" svg:height="0.5cm" svg:x="17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1" draw:text-style-name="P8" draw:layer="layout" svg:width="0.5cm" svg:height="0.5cm" svg:x="17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8" draw:layer="layout" svg:width="0.5cm" svg:height="0.5cm" svg:x="17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3" draw:text-style-name="P3" draw:layer="layout" svg:width="0.5cm" svg:height="0.5cm" svg:x="17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4" draw:text-style-name="P2" draw:layer="layout" svg:width="0.5cm" svg:height="0.5cm" svg:x="16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6" draw:layer="layout" svg:width="0.5cm" svg:height="0.5cm" svg:x="19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6" draw:text-style-name="P6" draw:layer="layout" svg:width="0.5cm" svg:height="0.5cm" svg:x="19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7" draw:text-style-name="P6" draw:layer="layout" svg:width="0.5cm" svg:height="0.5cm" svg:x="20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8" draw:text-style-name="P6" draw:layer="layout" svg:width="0.5cm" svg:height="0.5cm" svg:x="19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6" draw:layer="layout" svg:width="0.5cm" svg:height="0.5cm" svg:x="19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6" draw:layer="layout" svg:width="0.5cm" svg:height="0.5cm" svg:x="20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8" draw:layer="layout" svg:width="0.5cm" svg:height="0.5cm" svg:x="19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4" draw:layer="layout" svg:width="0.5cm" svg:height="0.5cm" svg:x="20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3" draw:text-style-name="P3" draw:layer="layout" svg:width="0.5cm" svg:height="0.5cm" svg:x="19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4" draw:text-style-name="P3" draw:layer="layout" svg:width="0.5cm" svg:height="0.5cm" svg:x="19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4" draw:layer="layout" svg:width="0.5cm" svg:height="0.5cm" svg:x="20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8" draw:layer="layout" svg:width="0.5cm" svg:height="0.5cm" svg:x="19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6" draw:layer="layout" svg:width="0.5cm" svg:height="0.5cm" svg:x="16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8" draw:text-style-name="P6" draw:layer="layout" svg:width="0.5cm" svg:height="0.5cm" svg:x="17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9" draw:text-style-name="P6" draw:layer="layout" svg:width="0.5cm" svg:height="0.5cm" svg:x="17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0" draw:text-style-name="P6" draw:layer="layout" svg:width="0.5cm" svg:height="0.5cm" svg:x="17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1" draw:text-style-name="P8" draw:layer="layout" svg:width="0.5cm" svg:height="0.5cm" svg:x="17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2" draw:text-style-name="P8" draw:layer="layout" svg:width="0.5cm" svg:height="0.5cm" svg:x="17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3" draw:text-style-name="P3" draw:layer="layout" svg:width="0.5cm" svg:height="0.5cm" svg:x="17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2" draw:layer="layout" svg:width="0.5cm" svg:height="0.5cm" svg:x="16.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6" draw:layer="layout" svg:width="0.5cm" svg:height="0.5cm" svg:x="19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6" draw:text-style-name="P6" draw:layer="layout" svg:width="0.5cm" svg:height="0.5cm" svg:x="19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7" draw:text-style-name="P6" draw:layer="layout" svg:width="0.5cm" svg:height="0.5cm" svg:x="20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6" draw:layer="layout" svg:width="0.5cm" svg:height="0.5cm" svg:x="19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9" draw:text-style-name="P6" draw:layer="layout" svg:width="0.5cm" svg:height="0.5cm" svg:x="19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0" draw:text-style-name="P6" draw:layer="layout" svg:width="0.5cm" svg:height="0.5cm" svg:x="20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1" draw:text-style-name="P8" draw:layer="layout" svg:width="0.5cm" svg:height="0.5cm" svg:x="19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2" draw:text-style-name="P4" draw:layer="layout" svg:width="0.5cm" svg:height="0.5cm" svg:x="20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3" draw:text-style-name="P3" draw:layer="layout" svg:width="0.5cm" svg:height="0.5cm" svg:x="19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4" draw:text-style-name="P3" draw:layer="layout" svg:width="0.5cm" svg:height="0.5cm" svg:x="19.5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5" draw:text-style-name="P4" draw:layer="layout" svg:width="0.5cm" svg:height="0.5cm" svg:x="20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6" draw:text-style-name="P8" draw:layer="layout" svg:width="0.5cm" svg:height="0.5cm" svg:x="19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7" draw:text-style-name="P6" draw:layer="layout" svg:width="0.5cm" svg:height="0.5cm" svg:x="16.70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8" draw:text-style-name="P6" draw:layer="layout" svg:width="0.5cm" svg:height="0.5cm" svg:x="17.70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9" draw:text-style-name="P6" draw:layer="layout" svg:width="0.5cm" svg:height="0.5cm" svg:x="17.701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0" draw:text-style-name="P6" draw:layer="layout" svg:width="0.5cm" svg:height="0.5cm" svg:x="17.701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7" draw:layer="layout" svg:width="0.5cm" svg:height="0.5cm" svg:x="17.701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4" draw:layer="layout" svg:width="0.5cm" svg:height="0.5cm" svg:x="17.701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3" draw:text-style-name="P7" draw:layer="layout" svg:width="0.5cm" svg:height="0.5cm" svg:x="17.70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4" draw:text-style-name="P4" draw:layer="layout" svg:width="0.5cm" svg:height="0.5cm" svg:x="16.70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5" draw:text-style-name="P6" draw:layer="layout" svg:width="0.5cm" svg:height="0.5cm" svg:x="19.701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6" draw:text-style-name="P6" draw:layer="layout" svg:width="0.5cm" svg:height="0.5cm" svg:x="19.701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7" draw:text-style-name="P6" draw:layer="layout" svg:width="0.5cm" svg:height="0.5cm" svg:x="20.7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8" draw:text-style-name="P6" draw:layer="layout" svg:width="0.5cm" svg:height="0.5cm" svg:x="19.701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9" draw:text-style-name="P6" draw:layer="layout" svg:width="0.5cm" svg:height="0.5cm" svg:x="19.701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0" draw:text-style-name="P6" draw:layer="layout" svg:width="0.5cm" svg:height="0.5cm" svg:x="20.701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1" draw:text-style-name="P2" draw:layer="layout" svg:width="0.5cm" svg:height="0.5cm" svg:x="19.701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2" draw:text-style-name="P2" draw:layer="layout" svg:width="0.5cm" svg:height="0.5cm" svg:x="20.7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3" draw:text-style-name="P2" draw:layer="layout" svg:width="0.5cm" svg:height="0.5cm" svg:x="19.701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4" draw:text-style-name="P3" draw:layer="layout" svg:width="0.5cm" svg:height="0.5cm" svg:x="19.701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5" draw:text-style-name="P3" draw:layer="layout" svg:width="0.5cm" svg:height="0.5cm" svg:x="20.701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6" draw:text-style-name="P4" draw:layer="layout" svg:width="0.5cm" svg:height="0.5cm" svg:x="19.701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7" draw:text-style-name="P1" draw:layer="layout" svg:x1="14.5cm" svg:y1="15.25cm" svg:x2="16cm" svg:y2="15.25cm">
          <text:p/>
        </draw:line>
        <draw:frame draw:style-name="gr288" draw:text-style-name="P10" draw:layer="layout" svg:width="4.782cm" svg:height="1.826cm" svg:x="22.718cm" svg:y="11.024cm">
          <draw:text-box>
            <text:p text:style-name="P9"><text:span text:style-name="T1">Classification</text:span></text:p>
            <text:p text:style-name="P9"><text:span text:style-name="T2">Fully connected layers</text:span></text:p>
          </draw:text-box>
        </draw:frame>
        <draw:frame draw:style-name="gr289" draw:text-style-name="P10" draw:layer="layout" svg:width="5.186cm" svg:height="1.353cm" svg:x="15.4cm" svg:y="10.997cm">
          <draw:text-box>
            <text:p text:style-name="P9"><text:span text:style-name="T1">Feature extraction</text:span></text:p>
            <text:p text:style-name="P9"><text:span text:style-name="T2">Convolutional layers</text:span></text:p>
          </draw:text-box>
        </draw:frame>
        <draw:line draw:style-name="gr290" draw:text-style-name="P1" draw:layer="layout" svg:x1="27.878cm" svg:y1="11.75cm" svg:x2="29.378cm" svg:y2="11.75cm">
          <text:p/>
        </draw:line>
        <draw:frame draw:style-name="gr291" draw:text-style-name="P12" draw:layer="layout" svg:width="5.269cm" svg:height="1.353cm" svg:x="7.75cm" svg:y="11cm">
          <draw:text-box>
            <text:p text:style-name="P11"><text:span text:style-name="T1">Input graph signals</text:span></text:p>
            <text:p text:style-name="P11"><text:span text:style-name="T2">e.g. bags of words</text:span></text:p>
          </draw:text-box>
        </draw:frame>
        <draw:frame draw:style-name="gr292" draw:text-style-name="P14" draw:layer="layout" svg:width="4.206cm" svg:height="1.826cm" svg:x="29.584cm" svg:y="11cm">
          <draw:text-box>
            <text:p text:style-name="P13"><text:span text:style-name="T1">Output signals</text:span></text:p>
            <text:p text:style-name="P13"><text:span text:style-name="T2">e.g. labels</text:span></text:p>
          </draw:text-box>
        </draw:frame>
        <draw:frame draw:style-name="gr293" draw:text-style-name="P15" draw:layer="layout" svg:width="5.922cm" svg:height="1.988cm" svg:x="10.75cm" svg:y="19.512cm">
          <draw:text-box>
            <text:p text:style-name="P13"><text:span text:style-name="T1">Graph signal filtering</text:span></text:p>
            <text:p text:style-name="P13"><text:span text:style-name="T2">1. Convolution</text:span></text:p>
            <text:p text:style-name="P13"><text:span text:style-name="T2">2. </text:span><text:span text:style-name="T3">Non-linear activation</text:span></text:p>
          </draw:text-box>
        </draw:frame>
        <draw:path draw:style-name="gr294" draw:text-style-name="P1" draw:layer="layout" svg:width="3.154cm" svg:height="1.499cm" draw:transform="rotate (0.0972148393360841) translate (16.9647586481509cm 19.8136327097389cm)" svg:viewBox="0 0 3155 1500" svg:d="M0 363c308-70 290-399 688-360s509 452 664 919c156 467 1255 524 1803 578">
          <text:p/>
        </draw:path>
        <draw:path draw:style-name="gr295" draw:text-style-name="P1" draw:layer="layout" svg:width="3.234cm" svg:height="1.286cm" draw:transform="rotate (0.0972148393360842) translate (16.9056797094752cm 20.0328331345084cm)" svg:viewBox="0 0 3235 1287" svg:d="M0 972c308-71 720-684 1043-903 322-220 692 117 847 585 156 466 797 580 1345 633">
          <text:p/>
        </draw:path>
        <draw:path draw:style-name="gr296" draw:text-style-name="P1" draw:layer="layout" svg:width="3.234cm" svg:height="1.365cm" draw:transform="rotate (0.0972148393360842) translate (16.8980587422571cm 19.95368720286cm)" svg:viewBox="0 0 3235 1366" svg:d="M0 1050c308-70 692 119 1277-728s1135 211 1255 524 155 466 703 520">
          <text:p/>
        </draw:path>
        <draw:line draw:style-name="gr297" draw:text-style-name="P1" draw:layer="layout" svg:x1="17.5cm" svg:y1="19.25cm" svg:x2="19cm" svg:y2="19.25cm">
          <text:p/>
        </draw:line>
        <draw:frame draw:style-name="gr298" draw:text-style-name="P12" draw:layer="layout" svg:width="5.2cm" svg:height="1.826cm" svg:x="25cm" svg:y="19.5cm">
          <draw:text-box>
            <text:p text:style-name="P11"><text:span text:style-name="T1">Graph coarsening</text:span></text:p>
            <text:p text:style-name="P11"><text:span text:style-name="T2">3. Sub-sampling</text:span></text:p>
            <text:p text:style-name="P11"><text:span text:style-name="T2">4. Pooling</text:span></text:p>
          </draw:text-box>
        </draw:frame>
        <draw:g>
          <svg:title>TexMaths</svg:title>
          <svg:desc>12§display§0 = \lambda_1 &lt; \lambda &lt; \lambda_{M_{l-1}}§svg§600§FALSE§</svg:desc>
          <draw:polygon draw:style-name="gr299" draw:text-style-name="P16" draw:layer="layout" svg:width="3.61cm" svg:height="0.435cm" svg:x="16.75cm" svg:y="21.191cm" svg:viewBox="0 0 3611 436" draw:points="1806,436 0,436 0,0 3611,0 3611,436">
            <text:p/>
          </draw:polygon>
          <draw:path draw:style-name="gr300" draw:text-style-name="P17" draw:layer="layout" svg:width="0.178cm" svg:height="0.291cm" svg:x="16.767cm" svg:y="21.202cm" svg:viewBox="0 0 179 292" svg:d="M179 146c0-33-3-67-17-98-19-41-54-48-72-48-26 0-56 11-74 50-14 29-16 63-16 96s1 70 19 103c18 34 49 43 70 43 23 0 55-10 74-49 13-29 16-63 16-97zM89 282c-16 0-41-11-49-51-5-26-5-64-5-89 0-28 0-56 3-78 9-51 40-54 51-54 14 0 42 7 50 49 5 24 5 56 5 83 0 31 0 60-5 87-7 40-31 53-50 53z">
            <text:p/>
          </draw:path>
          <draw:path draw:style-name="gr301" draw:text-style-name="P17" draw:layer="layout" svg:width="0.281cm" svg:height="0.099cm" svg:x="17.1cm" svg:y="21.328cm" svg:viewBox="0 0 282 100" svg:d="M268 17c6 0 14 0 14-9 0-8-8-8-14-8h-254c-6 0-14 0-14 8 0 9 8 9 14 9zM268 100c6 0 14 0 14-9 0-8-8-8-14-8h-254c-6 0-14 0-14 8 0 9 8 9 14 9z">
            <text:p/>
          </draw:path>
          <draw:path draw:style-name="gr302" draw:text-style-name="P17" draw:layer="layout" svg:width="0.209cm" svg:height="0.298cm" svg:x="17.543cm" svg:y="21.19cm" svg:viewBox="0 0 210 299" svg:d="M128 170c18 45 39 110 46 119 6 10 11 10 22 10h9c5-1 5-4 5-5s-1-2-2-3c-4-5-6-11-10-20l-86-241c-9-24-33-30-52-30-2 0-8 0-8 5 0 3 3 3 4 3 14 4 17 6 28 35l41 115-118 116c-5 6-7 8-7 13 0 7 6 12 13 12 6 0 10-4 13-8z">
            <text:p/>
          </draw:path>
          <draw:path draw:style-name="gr303" draw:text-style-name="P17" draw:layer="layout" svg:width="0.108cm" svg:height="0.196cm" svg:x="17.799cm" svg:y="21.351cm" svg:viewBox="0 0 109 197" svg:d="M67 8c0-8 0-8-8-8-19 19-47 19-59 19v11c7 0 26 0 43-8v151c0 9 0 13-30 13h-11v11c5 0 42-1 53-1 10 0 47 1 54 1v-11h-12c-30 0-30-4-30-13z">
            <text:p/>
          </draw:path>
          <draw:path draw:style-name="gr304" draw:text-style-name="P17" draw:layer="layout" svg:width="0.258cm" svg:height="0.245cm" svg:x="18.107cm" svg:y="21.255cm" svg:viewBox="0 0 259 246" svg:d="M251 18c5-2 8-5 8-10 0-4-3-8-8-8-1 0-3 0-9 2l-234 112c-4 1-8 4-8 8 0 6 4 8 8 10l234 111c6 3 8 3 9 3 5 0 8-3 8-8s-3-7-8-10l-222-106z">
            <text:p/>
          </draw:path>
          <draw:path draw:style-name="gr305" draw:text-style-name="P17" draw:layer="layout" svg:width="0.209cm" svg:height="0.298cm" svg:x="18.539cm" svg:y="21.19cm" svg:viewBox="0 0 210 299" svg:d="M128 170c18 45 39 110 46 119 6 10 11 10 22 10h9c5-1 5-4 5-5s-1-2-2-3c-4-5-6-11-10-20l-86-241c-9-24-33-30-52-30-2 0-8 0-8 5 0 3 3 3 4 3 14 4 17 6 28 35l41 115-118 116c-5 6-7 8-7 13 0 7 6 12 13 12 6 0 10-4 13-8z">
            <text:p/>
          </draw:path>
          <draw:path draw:style-name="gr306" draw:text-style-name="P17" draw:layer="layout" svg:width="0.258cm" svg:height="0.245cm" svg:x="18.914cm" svg:y="21.255cm" svg:viewBox="0 0 259 246" svg:d="M251 18c5-2 8-5 8-10 0-4-3-8-8-8-1 0-3 0-9 2l-234 112c-4 1-8 4-8 8 0 6 4 8 8 10l234 111c6 3 8 3 9 3 5 0 8-3 8-8s-3-7-8-10l-222-106z">
            <text:p/>
          </draw:path>
          <draw:path draw:style-name="gr307" draw:text-style-name="P17" draw:layer="layout" svg:width="0.209cm" svg:height="0.298cm" svg:x="19.346cm" svg:y="21.19cm" svg:viewBox="0 0 210 299" svg:d="M128 170c18 45 39 110 46 119 6 10 11 10 22 10h9c5-1 5-4 5-5s-1-2-2-3c-4-5-6-11-10-20l-86-241c-9-24-33-30-52-30-2 0-8 0-8 5 0 3 3 3 4 3 14 4 17 6 28 35l41 115-118 116c-5 6-7 8-7 13 0 7 6 12 13 12 6 0 10-4 13-8z">
            <text:p/>
          </draw:path>
          <draw:path draw:style-name="gr308" draw:text-style-name="P17" draw:layer="layout" svg:width="0.315cm" svg:height="0.202cm" svg:x="19.589cm" svg:y="21.345cm" svg:viewBox="0 0 316 203" svg:d="M281 24c2-11 3-13 25-13 6 0 10 0 10-6 0-5-4-5-9-5h-41c-8 0-8 0-12 6l-115 169-29-167c-1-8-1-8-10-8h-42c-6 0-10 0-10 6 0 5 4 5 10 5 4 0 6 0 12 0 6 1 6 1 6 5 0 0 0 2-2 6l-37 150c-2 9-7 19-31 20-2 0-6 0-6 7 0 0 0 4 5 4 8 0 20-1 30-1 7 0 25 1 32 1 1 0 6 0 6-6 0-5-5-5-7-5-19 0-19-8-19-12 0-1 0-2 1-7l40-159 32 180c1 6 1 9 6 9 4 0 6-4 8-6l125-186v1l-42 168c-2 10-2 12-26 12-5 0-9 0-9 7 0 0 0 4 5 4 6 0 12-1 18-1s13 0 19 0c9 0 29 1 38 1 2 0 6 0 6-6 0-5-4-5-10-5 0 0-6 0-11 0-7-1-7-2-7-5 0-2 1-5 1-7z">
            <text:p/>
          </draw:path>
          <draw:path draw:style-name="gr309" draw:text-style-name="P17" draw:layer="layout" svg:width="0.053cm" svg:height="0.149cm" svg:x="19.911cm" svg:y="21.445cm" svg:viewBox="0 0 54 150" svg:d="M49 8c1-3 1-3 1-4 0-4-3-4-7-4l-26 2c-4 0-5 0-5 2-1 1-2 3-2 4 0 4 3 4 7 4 7 0 8 0 11 1 0 1 0 4 0 7l-27 102c-1 3-1 4-1 8 0 12 13 20 26 20 8 0 14-4 18-11 6-8 10-21 10-23s-4-2-5-2c-3 0-3 1-5 5-3 13-9 24-18 24-6 0-8-5-8-12 0-3 0-5 1-6z">
            <text:p/>
          </draw:path>
          <draw:path draw:style-name="gr310" draw:text-style-name="P17" draw:layer="layout" svg:width="0.161cm" svg:height="0.012cm" svg:x="20.023cm" svg:y="21.532cm" svg:viewBox="0 0 162 13" svg:d="M152 13c4 0 10 0 10-7 0-6-6-6-10-6h-142c-4 0-10 0-10 6 0 7 6 7 10 7z">
            <text:p/>
          </draw:path>
          <draw:path draw:style-name="gr311" draw:text-style-name="P17" draw:layer="layout" svg:width="0.087cm" svg:height="0.141cm" svg:x="20.247cm" svg:y="21.451cm" svg:viewBox="0 0 88 142" svg:d="M54 6c0-6 0-6-7-6-16 13-39 13-43 13h-4v10h4c4 0 19 0 31-6v107c0 6 0 8-23 8h-11v10c12-2 31-2 43-2 14 0 32 0 44 2v-10h-11c-23 0-23-2-23-8z">
            <text:p/>
          </draw:path>
        </draw:g>
        <draw:line draw:style-name="gr312" draw:text-style-name="P1" draw:layer="layout" svg:x1="17.3cm" svg:y1="20.9cm" svg:x2="17.3cm" svg:y2="21.1cm">
          <text:p/>
        </draw:line>
        <draw:line draw:style-name="gr313" draw:text-style-name="P1" draw:layer="layout" svg:x1="17.55cm" svg:y1="20.9cm" svg:x2="17.55cm" svg:y2="21.1cm">
          <text:p/>
        </draw:line>
        <draw:line draw:style-name="gr314" draw:text-style-name="P1" draw:layer="layout" svg:x1="17.8cm" svg:y1="20.9cm" svg:x2="17.8cm" svg:y2="21.1cm">
          <text:p/>
        </draw:line>
        <draw:line draw:style-name="gr315" draw:text-style-name="P1" draw:layer="layout" svg:x1="17.95cm" svg:y1="20.9cm" svg:x2="17.95cm" svg:y2="21.1cm">
          <text:p/>
        </draw:line>
        <draw:line draw:style-name="gr316" draw:text-style-name="P1" draw:layer="layout" svg:x1="18.2cm" svg:y1="20.9cm" svg:x2="18.2cm" svg:y2="21.1cm">
          <text:p/>
        </draw:line>
        <draw:line draw:style-name="gr317" draw:text-style-name="P1" draw:layer="layout" svg:x1="18.4cm" svg:y1="20.9cm" svg:x2="18.4cm" svg:y2="21.1cm">
          <text:p/>
        </draw:line>
        <draw:line draw:style-name="gr318" draw:text-style-name="P1" draw:layer="layout" svg:x1="18.8cm" svg:y1="20.9cm" svg:x2="18.8cm" svg:y2="21.1cm">
          <text:p/>
        </draw:line>
        <draw:line draw:style-name="gr319" draw:text-style-name="P1" draw:layer="layout" svg:x1="19.35cm" svg:y1="20.9cm" svg:x2="19.35cm" svg:y2="21.1cm">
          <text:p/>
        </draw:line>
        <draw:line draw:style-name="gr320" draw:text-style-name="P1" draw:layer="layout" svg:x1="17cm" svg:y1="21cm" svg:x2="20.5cm" svg:y2="21cm">
          <text:p/>
        </draw:line>
        <draw:line draw:style-name="gr321" draw:text-style-name="P1" draw:layer="layout" svg:x1="17cm" svg:y1="21.1cm" svg:x2="17cm" svg:y2="19cm">
          <text:p/>
        </draw:line>
        <draw:custom-shape draw:style-name="gr322" draw:text-style-name="P18" draw:layer="layout" svg:width="0.1cm" svg:height="0.1cm" svg:x="17.25cm" svg:y="1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3" draw:text-style-name="P18" draw:layer="layout" svg:width="0.1cm" svg:height="0.1cm" svg:x="17.251cm" svg:y="19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4" draw:text-style-name="P18" draw:layer="layout" svg:width="0.1cm" svg:height="0.1cm" svg:x="17.5cm" svg:y="1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5" draw:text-style-name="P18" draw:layer="layout" svg:width="0.1cm" svg:height="0.1cm" svg:x="17.75cm" svg:y="1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6" draw:text-style-name="P18" draw:layer="layout" svg:width="0.1cm" svg:height="0.1cm" svg:x="16.95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7" draw:text-style-name="P18" draw:layer="layout" svg:width="0.1cm" svg:height="0.1cm" svg:x="17.9cm" svg:y="1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8" draw:text-style-name="P18" draw:layer="layout" svg:width="0.1cm" svg:height="0.1cm" svg:x="18.15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9" draw:text-style-name="P18" draw:layer="layout" svg:width="0.1cm" svg:height="0.1cm" svg:x="18.35cm" svg:y="2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0" draw:text-style-name="P18" draw:layer="layout" svg:width="0.1cm" svg:height="0.1cm" svg:x="18.75cm" svg:y="2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1" draw:text-style-name="P18" draw:layer="layout" svg:width="0.1cm" svg:height="0.1cm" svg:x="19.3cm" svg:y="2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2" draw:text-style-name="P1" draw:layer="layout" svg:x1="22.75cm" svg:y1="18.25cm" svg:x2="22.75cm" svg:y2="17.25cm">
          <text:p/>
        </draw:line>
        <draw:line draw:style-name="gr333" draw:text-style-name="P1" draw:layer="layout" svg:x1="22.75cm" svg:y1="21.25cm" svg:x2="22.75cm" svg:y2="20.25cm">
          <text:p/>
        </draw:line>
        <draw:line draw:style-name="gr334" draw:text-style-name="P1" draw:layer="layout" svg:x1="22.75cm" svg:y1="20.25cm" svg:x2="22.75cm" svg:y2="18.25cm">
          <text:p/>
        </draw:line>
        <draw:line draw:style-name="gr335" draw:text-style-name="P1" draw:layer="layout" svg:x1="23.75cm" svg:y1="17.75cm" svg:x2="22.75cm" svg:y2="17.25cm">
          <text:p/>
        </draw:line>
        <draw:line draw:style-name="gr336" draw:text-style-name="P1" draw:layer="layout" svg:x1="23.75cm" svg:y1="17.75cm" svg:x2="22.75cm" svg:y2="18.25cm">
          <text:p/>
        </draw:line>
        <draw:line draw:style-name="gr337" draw:text-style-name="P1" draw:layer="layout" svg:x1="23.8cm" svg:y1="20.75cm" svg:x2="22.75cm" svg:y2="21.25cm">
          <text:p/>
        </draw:line>
        <draw:line draw:style-name="gr338" draw:text-style-name="P1" draw:layer="layout" svg:x1="22.75cm" svg:y1="20.25cm" svg:x2="23.8cm" svg:y2="20.75cm">
          <text:p/>
        </draw:line>
        <draw:line draw:style-name="gr339" draw:text-style-name="P1" draw:layer="layout" svg:x1="20.75cm" svg:y1="18.25cm" svg:x2="20.75cm" svg:y2="20.25cm">
          <text:p/>
        </draw:line>
        <draw:line draw:style-name="gr340" draw:text-style-name="P1" draw:layer="layout" svg:x1="20.75cm" svg:y1="18.25cm" svg:x2="22.8cm" svg:y2="17.25cm">
          <text:p/>
        </draw:line>
        <draw:line draw:style-name="gr341" draw:text-style-name="P1" draw:layer="layout" svg:x1="20.75cm" svg:y1="19.25cm" svg:x2="22.75cm" svg:y2="20.25cm">
          <text:p/>
        </draw:line>
        <draw:line draw:style-name="gr342" draw:text-style-name="P1" draw:layer="layout" svg:x1="20.75cm" svg:y1="20.25cm" svg:x2="22.75cm" svg:y2="21.25cm">
          <text:p/>
        </draw:line>
        <draw:line draw:style-name="gr343" draw:text-style-name="P1" draw:layer="layout" svg:x1="22.75cm" svg:y1="18.25cm" svg:x2="20.75cm" svg:y2="18.25cm">
          <text:p/>
        </draw:line>
        <draw:line draw:style-name="gr344" draw:text-style-name="P1" draw:layer="layout" svg:x1="20.75cm" svg:y1="20.25cm" svg:x2="22.75cm" svg:y2="20.25cm">
          <text:p/>
        </draw:line>
        <draw:line draw:style-name="gr345" draw:text-style-name="P1" draw:layer="layout" svg:x1="20.75cm" svg:y1="19.25cm" svg:x2="22.75cm" svg:y2="18.25cm">
          <text:p/>
        </draw:line>
        <draw:line draw:style-name="gr346" draw:text-style-name="P1" draw:layer="layout" svg:x1="19.75cm" svg:y1="19.25cm" svg:x2="20.75cm" svg:y2="18.25cm">
          <text:p/>
        </draw:line>
        <draw:line draw:style-name="gr347" draw:text-style-name="P1" draw:layer="layout" svg:x1="19.75cm" svg:y1="19.25cm" svg:x2="20.75cm" svg:y2="19.25cm">
          <text:p/>
        </draw:line>
        <draw:line draw:style-name="gr348" draw:text-style-name="P1" draw:layer="layout" svg:x1="19.75cm" svg:y1="19.25cm" svg:x2="20.75cm" svg:y2="20.25cm">
          <text:p/>
        </draw:line>
        <draw:custom-shape draw:style-name="gr349" draw:text-style-name="P6" draw:layer="layout" svg:width="0.5cm" svg:height="0.5cm" svg:x="19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0" draw:text-style-name="P6" draw:layer="layout" svg:width="0.5cm" svg:height="0.5cm" svg:x="20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1" draw:text-style-name="P6" draw:layer="layout" svg:width="0.5cm" svg:height="0.5cm" svg:x="20.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2" draw:text-style-name="P6" draw:layer="layout" svg:width="0.5cm" svg:height="0.5cm" svg:x="20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3" draw:text-style-name="P8" draw:layer="layout" svg:width="0.5cm" svg:height="0.5cm" svg:x="20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4" draw:text-style-name="P8" draw:layer="layout" svg:width="0.5cm" svg:height="0.5cm" svg:x="20.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5" draw:text-style-name="P3" draw:layer="layout" svg:width="0.5cm" svg:height="0.5cm" svg:x="20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6" draw:text-style-name="P2" draw:layer="layout" svg:width="0.5cm" svg:height="0.5cm" svg:x="19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7" draw:text-style-name="P6" draw:layer="layout" svg:width="0.5cm" svg:height="0.5cm" svg:x="22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8" draw:text-style-name="P6" draw:layer="layout" svg:width="0.5cm" svg:height="0.5cm" svg:x="22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9" draw:text-style-name="P6" draw:layer="layout" svg:width="0.5cm" svg:height="0.5cm" svg:x="23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0" draw:text-style-name="P6" draw:layer="layout" svg:width="0.5cm" svg:height="0.5cm" svg:x="22.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1" draw:text-style-name="P6" draw:layer="layout" svg:width="0.5cm" svg:height="0.5cm" svg:x="22.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2" draw:text-style-name="P6" draw:layer="layout" svg:width="0.5cm" svg:height="0.5cm" svg:x="23.5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3" draw:text-style-name="P8" draw:layer="layout" svg:width="0.5cm" svg:height="0.5cm" svg:x="22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4" draw:text-style-name="P4" draw:layer="layout" svg:width="0.5cm" svg:height="0.5cm" svg:x="23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5" draw:text-style-name="P3" draw:layer="layout" svg:width="0.5cm" svg:height="0.5cm" svg:x="22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6" draw:text-style-name="P3" draw:layer="layout" svg:width="0.5cm" svg:height="0.5cm" svg:x="22.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7" draw:text-style-name="P4" draw:layer="layout" svg:width="0.5cm" svg:height="0.5cm" svg:x="23.5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8" draw:text-style-name="P8" draw:layer="layout" svg:width="0.5cm" svg:height="0.5cm" svg:x="22.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9" draw:text-style-name="P6" draw:layer="layout" svg:width="0.5cm" svg:height="0.5cm" svg:x="19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0" draw:text-style-name="P6" draw:layer="layout" svg:width="0.5cm" svg:height="0.5cm" svg:x="20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1" draw:text-style-name="P6" draw:layer="layout" svg:width="0.5cm" svg:height="0.5cm" svg:x="20.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2" draw:text-style-name="P6" draw:layer="layout" svg:width="0.5cm" svg:height="0.5cm" svg:x="20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3" draw:text-style-name="P8" draw:layer="layout" svg:width="0.5cm" svg:height="0.5cm" svg:x="20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4" draw:text-style-name="P8" draw:layer="layout" svg:width="0.5cm" svg:height="0.5cm" svg:x="20.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5" draw:text-style-name="P3" draw:layer="layout" svg:width="0.5cm" svg:height="0.5cm" svg:x="20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6" draw:text-style-name="P2" draw:layer="layout" svg:width="0.5cm" svg:height="0.5cm" svg:x="19.5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7" draw:text-style-name="P6" draw:layer="layout" svg:width="0.5cm" svg:height="0.5cm" svg:x="22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8" draw:text-style-name="P6" draw:layer="layout" svg:width="0.5cm" svg:height="0.5cm" svg:x="22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9" draw:text-style-name="P6" draw:layer="layout" svg:width="0.5cm" svg:height="0.5cm" svg:x="23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0" draw:text-style-name="P6" draw:layer="layout" svg:width="0.5cm" svg:height="0.5cm" svg:x="22.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1" draw:text-style-name="P6" draw:layer="layout" svg:width="0.5cm" svg:height="0.5cm" svg:x="22.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2" draw:text-style-name="P6" draw:layer="layout" svg:width="0.5cm" svg:height="0.5cm" svg:x="23.5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3" draw:text-style-name="P8" draw:layer="layout" svg:width="0.5cm" svg:height="0.5cm" svg:x="22.5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4" draw:text-style-name="P4" draw:layer="layout" svg:width="0.5cm" svg:height="0.5cm" svg:x="23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5" draw:text-style-name="P3" draw:layer="layout" svg:width="0.5cm" svg:height="0.5cm" svg:x="22.5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6" draw:text-style-name="P3" draw:layer="layout" svg:width="0.5cm" svg:height="0.5cm" svg:x="22.5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7" draw:text-style-name="P4" draw:layer="layout" svg:width="0.5cm" svg:height="0.5cm" svg:x="23.5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8" draw:text-style-name="P8" draw:layer="layout" svg:width="0.5cm" svg:height="0.5cm" svg:x="22.5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9" draw:text-style-name="P6" draw:layer="layout" svg:width="0.5cm" svg:height="0.5cm" svg:x="19.701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0" draw:text-style-name="P6" draw:layer="layout" svg:width="0.5cm" svg:height="0.5cm" svg:x="20.701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1" draw:text-style-name="P6" draw:layer="layout" svg:width="0.5cm" svg:height="0.5cm" svg:x="20.701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2" draw:text-style-name="P6" draw:layer="layout" svg:width="0.5cm" svg:height="0.5cm" svg:x="20.701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3" draw:text-style-name="P7" draw:layer="layout" svg:width="0.5cm" svg:height="0.5cm" svg:x="20.701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4" draw:text-style-name="P4" draw:layer="layout" svg:width="0.5cm" svg:height="0.5cm" svg:x="20.701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5" draw:text-style-name="P7" draw:layer="layout" svg:width="0.5cm" svg:height="0.5cm" svg:x="20.701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6" draw:text-style-name="P4" draw:layer="layout" svg:width="0.5cm" svg:height="0.5cm" svg:x="19.701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7" draw:text-style-name="P6" draw:layer="layout" svg:width="0.5cm" svg:height="0.5cm" svg:x="22.701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8" draw:text-style-name="P6" draw:layer="layout" svg:width="0.5cm" svg:height="0.5cm" svg:x="22.701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9" draw:text-style-name="P6" draw:layer="layout" svg:width="0.5cm" svg:height="0.5cm" svg:x="23.701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0" draw:text-style-name="P6" draw:layer="layout" svg:width="0.5cm" svg:height="0.5cm" svg:x="22.701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1" draw:text-style-name="P6" draw:layer="layout" svg:width="0.5cm" svg:height="0.5cm" svg:x="22.701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2" draw:text-style-name="P6" draw:layer="layout" svg:width="0.5cm" svg:height="0.5cm" svg:x="23.701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3" draw:text-style-name="P2" draw:layer="layout" svg:width="0.5cm" svg:height="0.5cm" svg:x="22.701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4" draw:text-style-name="P2" draw:layer="layout" svg:width="0.5cm" svg:height="0.5cm" svg:x="23.701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5" draw:text-style-name="P2" draw:layer="layout" svg:width="0.5cm" svg:height="0.5cm" svg:x="22.701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6" draw:text-style-name="P3" draw:layer="layout" svg:width="0.5cm" svg:height="0.5cm" svg:x="22.701cm" svg:y="2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7" draw:text-style-name="P3" draw:layer="layout" svg:width="0.5cm" svg:height="0.5cm" svg:x="23.701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8" draw:text-style-name="P4" draw:layer="layout" svg:width="0.5cm" svg:height="0.5cm" svg:x="22.701cm" svg:y="2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9" draw:text-style-name="P6" draw:layer="layout" svg:width="0.5cm" svg:height="0.5cm" svg:x="19.95cm" svg:y="19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0" draw:text-style-name="P6" draw:layer="layout" svg:width="0.5cm" svg:height="0.5cm" svg:x="20.9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1" draw:text-style-name="P6" draw:layer="layout" svg:width="0.5cm" svg:height="0.5cm" svg:x="20.9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2" draw:text-style-name="P6" draw:layer="layout" svg:width="0.5cm" svg:height="0.5cm" svg:x="20.9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3" draw:text-style-name="P7" draw:layer="layout" svg:width="0.5cm" svg:height="0.5cm" svg:x="20.9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4" draw:text-style-name="P19" draw:layer="layout" svg:width="0.5cm" svg:height="0.5cm" svg:x="20.9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5" draw:text-style-name="P19" draw:layer="layout" svg:width="0.5cm" svg:height="0.5cm" svg:x="20.9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6" draw:text-style-name="P7" draw:layer="layout" svg:width="0.5cm" svg:height="0.5cm" svg:x="19.95cm" svg:y="19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7" draw:text-style-name="P6" draw:layer="layout" svg:width="0.5cm" svg:height="0.5cm" svg:x="22.9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8" draw:text-style-name="P6" draw:layer="layout" svg:width="0.5cm" svg:height="0.5cm" svg:x="22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9" draw:text-style-name="P6" draw:layer="layout" svg:width="0.5cm" svg:height="0.5cm" svg:x="23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0" draw:text-style-name="P6" draw:layer="layout" svg:width="0.5cm" svg:height="0.5cm" svg:x="22.9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1" draw:text-style-name="P6" draw:layer="layout" svg:width="0.5cm" svg:height="0.5cm" svg:x="22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2" draw:text-style-name="P6" draw:layer="layout" svg:width="0.5cm" svg:height="0.5cm" svg:x="23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3" draw:text-style-name="P4" draw:layer="layout" svg:width="0.5cm" svg:height="0.5cm" svg:x="22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4" draw:text-style-name="P4" draw:layer="layout" svg:width="0.5cm" svg:height="0.5cm" svg:x="23.9cm" svg:y="1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5" draw:text-style-name="P7" draw:layer="layout" svg:width="0.5cm" svg:height="0.5cm" svg:x="22.9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6" draw:text-style-name="P2" draw:layer="layout" svg:width="0.5cm" svg:height="0.5cm" svg:x="22.9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7" draw:text-style-name="P19" draw:layer="layout" svg:width="0.5cm" svg:height="0.5cm" svg:x="23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8" draw:text-style-name="P2" draw:layer="layout" svg:width="0.5cm" svg:height="0.5cm" svg:x="22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9" draw:text-style-name="P18" draw:layer="layout" svg:width="0.1cm" svg:height="0.1cm" svg:x="16.95cm" svg:y="20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0" draw:text-style-name="P18" draw:layer="layout" svg:width="0.1cm" svg:height="0.1cm" svg:x="17.25cm" svg:y="2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1" draw:text-style-name="P18" draw:layer="layout" svg:width="0.1cm" svg:height="0.1cm" svg:x="17.25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2" draw:text-style-name="P18" draw:layer="layout" svg:width="0.1cm" svg:height="0.1cm" svg:x="17.5cm" svg:y="2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3" draw:text-style-name="P18" draw:layer="layout" svg:width="0.1cm" svg:height="0.1cm" svg:x="17.5cm" svg:y="2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4" draw:text-style-name="P18" draw:layer="layout" svg:width="0.1cm" svg:height="0.1cm" svg:x="17.75cm" svg:y="20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5" draw:text-style-name="P18" draw:layer="layout" svg:width="0.1cm" svg:height="0.1cm" svg:x="17.75cm" svg:y="2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6" draw:text-style-name="P18" draw:layer="layout" svg:width="0.1cm" svg:height="0.1cm" svg:x="17.9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7" draw:text-style-name="P18" draw:layer="layout" svg:width="0.1cm" svg:height="0.1cm" svg:x="17.9cm" svg:y="19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8" draw:text-style-name="P18" draw:layer="layout" svg:width="0.1cm" svg:height="0.1cm" svg:x="18.15cm" svg:y="1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9" draw:text-style-name="P18" draw:layer="layout" svg:width="0.1cm" svg:height="0.1cm" svg:x="18.35cm" svg:y="19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0" draw:text-style-name="P18" draw:layer="layout" svg:width="0.1cm" svg:height="0.1cm" svg:x="18.35cm" svg:y="1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1" draw:text-style-name="P18" draw:layer="layout" svg:width="0.1cm" svg:height="0.1cm" svg:x="18.75cm" svg:y="2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2" draw:text-style-name="P18" draw:layer="layout" svg:width="0.1cm" svg:height="0.1cm" svg:x="18.75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3" draw:text-style-name="P18" draw:layer="layout" svg:width="0.1cm" svg:height="0.1cm" svg:x="19.3cm" svg:y="2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4" draw:text-style-name="P18" draw:layer="layout" svg:width="0.1cm" svg:height="0.1cm" svg:x="19.3cm" svg:y="2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5" draw:text-style-name="P2" draw:layer="layout" svg:width="0.5cm" svg:height="0.5cm" svg:x="29.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6" draw:text-style-name="P5" xml:id="id11" draw:id="id11" draw:layer="layout" svg:width="0.001cm" svg:height="0.001cm" svg:x="30.142cm" svg:y="18.7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7" draw:text-style-name="P5" xml:id="id27" draw:id="id27" draw:layer="layout" svg:width="0.001cm" svg:height="0.001cm" svg:x="29.342cm" svg:y="18.7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8" draw:text-style-name="P1" draw:layer="layout" draw:type="line" svg:x1="29.344cm" svg:y1="18.745cm" svg:x2="26.62cm" svg:y2="16.72cm" draw:start-shape="id27" draw:start-glue-point="4" svg:d="M29344 18745l-2724-2025" svg:viewBox="0 0 2725 2026">
          <text:p/>
        </draw:connector>
        <draw:connector draw:style-name="gr449" draw:text-style-name="P1" draw:layer="layout" draw:type="line" svg:x1="29.344cm" svg:y1="18.745cm" svg:x2="27.022cm" svg:y2="17.122cm" draw:start-shape="id27" draw:start-glue-point="4" svg:d="M29344 18745l-2322-1623" svg:viewBox="0 0 2323 1624">
          <text:p/>
        </draw:connector>
        <draw:connector draw:style-name="gr450" draw:text-style-name="P1" draw:layer="layout" draw:type="line" svg:x1="29.344cm" svg:y1="18.745cm" svg:x2="26.822cm" svg:y2="16.922cm" draw:start-shape="id27" draw:start-glue-point="4" svg:d="M29344 18745l-2522-1823" svg:viewBox="0 0 2523 1824">
          <text:p/>
        </draw:connector>
        <draw:connector draw:style-name="gr451" draw:text-style-name="P1" draw:layer="layout" draw:type="line" svg:x1="30.144cm" svg:y1="18.745cm" svg:x2="32.844cm" svg:y2="18.744cm" draw:start-shape="id11" draw:start-glue-point="4" draw:end-shape="id6" svg:d="M30144 18745l2700-1" svg:viewBox="0 0 2701 2">
          <text:p/>
        </draw:connector>
        <draw:connector draw:style-name="gr452" draw:text-style-name="P1" draw:layer="layout" draw:type="line" svg:x1="30.144cm" svg:y1="18.745cm" svg:x2="32.845cm" svg:y2="16.744cm" draw:start-shape="id11" draw:start-glue-point="4" draw:end-shape="id5" draw:end-glue-point="4" svg:d="M30144 18745l2701-2001" svg:viewBox="0 0 2702 2002">
          <text:p/>
        </draw:connector>
        <draw:connector draw:style-name="gr453" draw:text-style-name="P1" draw:layer="layout" draw:type="line" svg:x1="30.144cm" svg:y1="18.745cm" svg:x2="32.845cm" svg:y2="14.744cm" draw:start-shape="id11" draw:start-glue-point="4" draw:end-shape="id4" draw:end-glue-point="4" svg:d="M30144 18745l2701-4001" svg:viewBox="0 0 2702 4002">
          <text:p/>
        </draw:connector>
        <draw:connector draw:style-name="gr454" draw:text-style-name="P1" draw:layer="layout" draw:type="line" svg:x1="30.151cm" svg:y1="17.751cm" svg:x2="32.845cm" svg:y2="12.743cm" draw:end-shape="id2" draw:end-glue-point="4" svg:d="M30151 17751l2694-5008" svg:viewBox="0 0 2695 5009">
          <text:p/>
        </draw:connector>
        <draw:line draw:style-name="gr455" draw:text-style-name="P1" draw:layer="layout" svg:x1="25cm" svg:y1="19.25cm" svg:x2="25cm" svg:y2="17cm">
          <text:p/>
        </draw:line>
        <draw:line draw:style-name="gr456" draw:text-style-name="P1" draw:layer="layout" svg:x1="17.5cm" svg:y1="19.25cm" svg:x2="17.5cm" svg:y2="17cm">
          <text:p/>
        </draw:line>
        <draw:line draw:style-name="gr457" draw:text-style-name="P1" draw:layer="layout" svg:x1="23.5cm" svg:y1="19.25cm" svg:x2="25cm" svg:y2="19.25cm">
          <text:p/>
        </draw:line>
        <draw:line draw:style-name="gr458" draw:text-style-name="P1" draw:layer="layout" svg:x1="21cm" svg:y1="11.75cm" svg:x2="22.5cm" svg:y2="11.75cm">
          <text:p/>
        </draw:line>
        <draw:line draw:style-name="gr459" draw:text-style-name="P1" draw:layer="layout" svg:x1="13.5cm" svg:y1="11.75cm" svg:x2="15cm" svg:y2="11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09:44:47.783699439</meta:creation-date>
    <dc:date>2017-02-05T17:20:35.977687883</dc:date>
    <meta:editing-duration>PT48M21S</meta:editing-duration>
    <meta:editing-cycles>10</meta:editing-cycles>
    <meta:generator>LibreOffice/5.1.6.2.0$Linux_X86_64 LibreOffice_project/10m0$Build-2</meta:generator>
    <meta:document-statistic meta:object-count="460"/>
  </office:meta>
</office:document-meta>
</file>